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ac7" officeooo:paragraph-rsid="00094ac7"/>
    </style:style>
    <style:style style:name="P2" style:family="paragraph" style:parent-style-name="Standard">
      <style:text-properties officeooo:rsid="00094ac7" officeooo:paragraph-rsid="000b46ca"/>
    </style:style>
    <style:style style:name="P3" style:family="paragraph" style:parent-style-name="Standard">
      <style:text-properties officeooo:rsid="00094ac7" officeooo:paragraph-rsid="000f20bd"/>
    </style:style>
    <style:style style:name="P4" style:family="paragraph" style:parent-style-name="Standard">
      <style:text-properties officeooo:rsid="00094ac7" officeooo:paragraph-rsid="001790a4"/>
    </style:style>
    <style:style style:name="P5" style:family="paragraph" style:parent-style-name="Standard">
      <style:text-properties officeooo:rsid="00094ac7" officeooo:paragraph-rsid="0018ab57"/>
    </style:style>
    <style:style style:name="P6" style:family="paragraph" style:parent-style-name="Standard">
      <style:text-properties officeooo:rsid="00094ac7" officeooo:paragraph-rsid="0018e159"/>
    </style:style>
    <style:style style:name="P7" style:family="paragraph" style:parent-style-name="Standard">
      <style:text-properties officeooo:rsid="00094ac7" officeooo:paragraph-rsid="001aa4ce"/>
    </style:style>
    <style:style style:name="P8" style:family="paragraph" style:parent-style-name="Standard">
      <style:text-properties officeooo:rsid="00094ac7" officeooo:paragraph-rsid="001dc9e4"/>
    </style:style>
    <style:style style:name="P9" style:family="paragraph" style:parent-style-name="Standard">
      <style:text-properties officeooo:rsid="00094ac7" officeooo:paragraph-rsid="001decf8"/>
    </style:style>
    <style:style style:name="P10" style:family="paragraph" style:parent-style-name="Standard">
      <style:text-properties officeooo:rsid="00094ac7" officeooo:paragraph-rsid="0021a402"/>
    </style:style>
    <style:style style:name="P11" style:family="paragraph" style:parent-style-name="Standard">
      <style:text-properties officeooo:rsid="00094ac7" officeooo:paragraph-rsid="0025f747"/>
    </style:style>
    <style:style style:name="P12" style:family="paragraph" style:parent-style-name="Standard">
      <style:text-properties officeooo:rsid="00094ac7" officeooo:paragraph-rsid="00203fc7"/>
    </style:style>
    <style:style style:name="P13" style:family="paragraph" style:parent-style-name="Standard">
      <style:text-properties officeooo:rsid="00094ac7" officeooo:paragraph-rsid="002d6341"/>
    </style:style>
    <style:style style:name="P14" style:family="paragraph" style:parent-style-name="Standard">
      <style:text-properties officeooo:rsid="00094ac7" officeooo:paragraph-rsid="0032ff40"/>
    </style:style>
    <style:style style:name="P15" style:family="paragraph" style:parent-style-name="Standard">
      <style:text-properties officeooo:rsid="000a9cb2" officeooo:paragraph-rsid="000a9cb2"/>
    </style:style>
    <style:style style:name="P16" style:family="paragraph" style:parent-style-name="Standard">
      <style:text-properties fo:font-weight="bold" officeooo:rsid="000a9cb2" officeooo:paragraph-rsid="000a9cb2" style:font-weight-asian="bold" style:font-weight-complex="bold"/>
    </style:style>
    <style:style style:name="P17" style:family="paragraph" style:parent-style-name="Standard">
      <style:text-properties fo:font-weight="bold" officeooo:rsid="000eacf1" officeooo:paragraph-rsid="000eacf1" style:font-weight-asian="bold" style:font-weight-complex="bold"/>
    </style:style>
    <style:style style:name="P18" style:family="paragraph" style:parent-style-name="Standard">
      <style:text-properties fo:font-weight="bold" officeooo:rsid="00094ac7" officeooo:paragraph-rsid="00094ac7" style:font-weight-asian="bold" style:font-weight-complex="bold"/>
    </style:style>
    <style:style style:name="P19" style:family="paragraph" style:parent-style-name="Standard">
      <style:text-properties fo:font-weight="bold" officeooo:rsid="00094ac7" officeooo:paragraph-rsid="000f20bd" style:font-weight-asian="bold" style:font-weight-complex="bold"/>
    </style:style>
    <style:style style:name="P20" style:family="paragraph" style:parent-style-name="Standard">
      <style:text-properties fo:font-weight="bold" officeooo:rsid="00094ac7" officeooo:paragraph-rsid="0018e159" style:font-weight-asian="bold" style:font-weight-complex="bold"/>
    </style:style>
    <style:style style:name="P21" style:family="paragraph" style:parent-style-name="Standard">
      <style:text-properties fo:font-weight="bold" officeooo:rsid="00094ac7" officeooo:paragraph-rsid="001dc9e4" style:font-weight-asian="bold" style:font-weight-complex="bold"/>
    </style:style>
    <style:style style:name="P22" style:family="paragraph" style:parent-style-name="Standard">
      <style:text-properties fo:font-weight="bold" officeooo:rsid="00094ac7" officeooo:paragraph-rsid="001decf8" style:font-weight-asian="bold" style:font-weight-complex="bold"/>
    </style:style>
    <style:style style:name="P23" style:family="paragraph" style:parent-style-name="Standard">
      <style:text-properties fo:font-weight="bold" officeooo:rsid="00094ac7" officeooo:paragraph-rsid="0025f747" style:font-weight-asian="bold" style:font-weight-complex="bold"/>
    </style:style>
    <style:style style:name="P24" style:family="paragraph" style:parent-style-name="Standard">
      <style:text-properties fo:font-weight="bold" officeooo:rsid="00094ac7" officeooo:paragraph-rsid="002d6341" style:font-weight-asian="bold" style:font-weight-complex="bold"/>
    </style:style>
    <style:style style:name="P25" style:family="paragraph" style:parent-style-name="Standard">
      <style:text-properties fo:font-weight="bold" officeooo:rsid="00094ac7" officeooo:paragraph-rsid="0032ff40" style:font-weight-asian="bold" style:font-weight-complex="bold"/>
    </style:style>
    <style:style style:name="P26" style:family="paragraph" style:parent-style-name="Standard">
      <style:text-properties fo:font-weight="bold" officeooo:rsid="00094ac7" officeooo:paragraph-rsid="001aa4ce" style:font-weight-asian="bold" style:font-weight-complex="bold"/>
    </style:style>
    <style:style style:name="P27" style:family="paragraph" style:parent-style-name="Standard">
      <style:text-properties fo:font-weight="bold" officeooo:rsid="00094ac7" officeooo:paragraph-rsid="0038febd" style:font-weight-asian="bold" style:font-weight-complex="bold"/>
    </style:style>
    <style:style style:name="P28" style:family="paragraph" style:parent-style-name="Standard">
      <style:text-properties fo:font-weight="bold" officeooo:rsid="001336f5" officeooo:paragraph-rsid="001336f5" style:font-weight-asian="bold" style:font-weight-complex="bold"/>
    </style:style>
    <style:style style:name="P29" style:family="paragraph" style:parent-style-name="Standard">
      <style:text-properties fo:font-weight="bold" officeooo:rsid="001decf8" officeooo:paragraph-rsid="001decf8" style:font-weight-asian="bold" style:font-weight-complex="bold"/>
    </style:style>
    <style:style style:name="P30" style:family="paragraph" style:parent-style-name="Standard">
      <style:text-properties fo:font-weight="bold" officeooo:rsid="0018e159" officeooo:paragraph-rsid="001decf8" style:font-weight-asian="bold" style:font-weight-complex="bold"/>
    </style:style>
    <style:style style:name="P31" style:family="paragraph" style:parent-style-name="Standard">
      <style:text-properties fo:font-weight="bold" officeooo:rsid="00203fc7" officeooo:paragraph-rsid="00203fc7" style:font-weight-asian="bold" style:font-weight-complex="bold"/>
    </style:style>
    <style:style style:name="P32" style:family="paragraph" style:parent-style-name="Standard">
      <style:text-properties fo:font-weight="bold" officeooo:rsid="00309215" officeooo:paragraph-rsid="00309215" style:font-weight-asian="bold" style:font-weight-complex="bold"/>
    </style:style>
    <style:style style:name="P33" style:family="paragraph" style:parent-style-name="Standard">
      <style:text-properties fo:font-weight="bold" officeooo:rsid="00331f3d" officeooo:paragraph-rsid="00331f3d" style:font-weight-asian="bold" style:font-weight-complex="bold"/>
    </style:style>
    <style:style style:name="P34" style:family="paragraph" style:parent-style-name="Standard">
      <style:text-properties fo:font-weight="bold" officeooo:rsid="00386462" officeooo:paragraph-rsid="00386462" style:font-weight-asian="bold" style:font-weight-complex="bold"/>
    </style:style>
    <style:style style:name="P35" style:family="paragraph" style:parent-style-name="Standard">
      <style:text-properties fo:font-weight="bold" officeooo:rsid="0038d9d0" officeooo:paragraph-rsid="0038d9d0" style:font-weight-asian="bold" style:font-weight-complex="bold"/>
    </style:style>
    <style:style style:name="P36" style:family="paragraph" style:parent-style-name="Standard">
      <style:text-properties fo:font-weight="bold" officeooo:rsid="0038febd" officeooo:paragraph-rsid="0038febd" style:font-weight-asian="bold" style:font-weight-complex="bold"/>
    </style:style>
    <style:style style:name="P37" style:family="paragraph" style:parent-style-name="Standard">
      <style:text-properties fo:font-weight="bold" officeooo:rsid="0042badc" officeooo:paragraph-rsid="0042badc" style:font-weight-asian="bold" style:font-weight-complex="bold"/>
    </style:style>
    <style:style style:name="P38" style:family="paragraph" style:parent-style-name="Standard">
      <style:text-properties officeooo:rsid="000b46ca" officeooo:paragraph-rsid="000b46ca"/>
    </style:style>
    <style:style style:name="P39" style:family="paragraph" style:parent-style-name="Standard">
      <style:text-properties officeooo:rsid="000b57d1" officeooo:paragraph-rsid="000b57d1"/>
    </style:style>
    <style:style style:name="P40" style:family="paragraph" style:parent-style-name="Standard">
      <style:text-properties fo:font-size="12pt" fo:font-weight="bold" officeooo:rsid="000a9cb2" officeooo:paragraph-rsid="000a9cb2" style:font-size-asian="12pt" style:font-weight-asian="bold" style:font-size-complex="12pt" style:font-weight-complex="bold"/>
    </style:style>
    <style:style style:name="P41" style:family="paragraph" style:parent-style-name="Standard">
      <style:text-properties officeooo:rsid="000f20bd" officeooo:paragraph-rsid="000f20bd"/>
    </style:style>
    <style:style style:name="P42" style:family="paragraph" style:parent-style-name="Standard">
      <style:text-properties fo:font-weight="normal" officeooo:rsid="00115596" officeooo:paragraph-rsid="00115596" style:font-weight-asian="normal" style:font-weight-complex="normal"/>
    </style:style>
    <style:style style:name="P43" style:family="paragraph" style:parent-style-name="Standard">
      <style:text-properties fo:font-weight="normal" officeooo:rsid="00115596" officeooo:paragraph-rsid="001336f5" style:font-weight-asian="normal" style:font-weight-complex="normal"/>
    </style:style>
    <style:style style:name="P44" style:family="paragraph" style:parent-style-name="Standard">
      <style:text-properties fo:color="#ff6600" fo:font-weight="normal" officeooo:rsid="00094ac7" officeooo:paragraph-rsid="000f20bd" style:font-weight-asian="normal" style:font-weight-complex="normal"/>
    </style:style>
    <style:style style:name="P45" style:family="paragraph" style:parent-style-name="Standard">
      <style:text-properties officeooo:rsid="0018e159" officeooo:paragraph-rsid="0018e159"/>
    </style:style>
    <style:style style:name="P46" style:family="paragraph" style:parent-style-name="Standard">
      <style:text-properties fo:color="#0000ff" fo:font-weight="bold" officeooo:rsid="00094ac7" officeooo:paragraph-rsid="001790a4" style:font-weight-asian="bold" style:font-weight-complex="bold"/>
    </style:style>
    <style:style style:name="P47" style:family="paragraph" style:parent-style-name="Standard">
      <style:text-properties fo:color="#3333ff" officeooo:rsid="00094ac7" officeooo:paragraph-rsid="001dc9e4"/>
    </style:style>
    <style:style style:name="P48" style:family="paragraph" style:parent-style-name="Standard">
      <style:text-properties fo:color="#3333ff" officeooo:rsid="00094ac7" officeooo:paragraph-rsid="001decf8"/>
    </style:style>
    <style:style style:name="P49" style:family="paragraph" style:parent-style-name="Standard">
      <style:text-properties fo:color="#3333ff" fo:font-weight="bold" officeooo:rsid="00203fc7" officeooo:paragraph-rsid="00203fc7" style:font-weight-asian="bold" style:font-weight-complex="bold"/>
    </style:style>
    <style:style style:name="P50" style:family="paragraph" style:parent-style-name="Standard">
      <style:text-properties fo:font-style="italic" officeooo:rsid="00094ac7" officeooo:paragraph-rsid="001790a4" style:font-style-asian="italic" style:font-style-complex="italic"/>
    </style:style>
    <style:style style:name="P51" style:family="paragraph" style:parent-style-name="Standard">
      <style:text-properties officeooo:rsid="0021a402" officeooo:paragraph-rsid="0021a402"/>
    </style:style>
    <style:style style:name="P52" style:family="paragraph" style:parent-style-name="Standard">
      <style:text-properties officeooo:paragraph-rsid="002926de"/>
    </style:style>
    <style:style style:name="P53" style:family="paragraph" style:parent-style-name="Standard">
      <style:text-properties fo:color="#ff3333" fo:font-weight="bold" officeooo:rsid="00203fc7" officeooo:paragraph-rsid="00203fc7" style:font-weight-asian="bold" style:font-weight-complex="bold"/>
    </style:style>
    <style:style style:name="P54" style:family="paragraph" style:parent-style-name="Standard">
      <style:text-properties officeooo:rsid="002bab0b" officeooo:paragraph-rsid="002bab0b"/>
    </style:style>
    <style:style style:name="P55" style:family="paragraph" style:parent-style-name="Standard">
      <style:text-properties officeooo:rsid="0023cbf6" officeooo:paragraph-rsid="0023cbf6"/>
    </style:style>
    <style:style style:name="P56" style:family="paragraph" style:parent-style-name="Standard">
      <style:text-properties officeooo:rsid="0023cbf6" officeooo:paragraph-rsid="00331f3d"/>
    </style:style>
    <style:style style:name="P57" style:family="paragraph" style:parent-style-name="Standard">
      <style:text-properties officeooo:rsid="00331f3d" officeooo:paragraph-rsid="00331f3d"/>
    </style:style>
    <style:style style:name="P58" style:family="paragraph" style:parent-style-name="Standard">
      <style:text-properties officeooo:rsid="00386462" officeooo:paragraph-rsid="00386462"/>
    </style:style>
    <style:style style:name="P59" style:family="paragraph" style:parent-style-name="Standard">
      <style:text-properties officeooo:rsid="0038febd" officeooo:paragraph-rsid="0038febd"/>
    </style:style>
    <style:style style:name="P60" style:family="paragraph" style:parent-style-name="Standard">
      <style:text-properties style:text-underline-style="solid" style:text-underline-width="auto" style:text-underline-color="font-color" officeooo:rsid="0038febd" officeooo:paragraph-rsid="0038febd"/>
    </style:style>
    <style:style style:name="P61" style:family="paragraph" style:parent-style-name="Standard">
      <style:text-properties officeooo:rsid="003af588" officeooo:paragraph-rsid="003af588"/>
    </style:style>
    <style:style style:name="P62" style:family="paragraph" style:parent-style-name="Standard">
      <style:text-properties officeooo:rsid="003e3a45" officeooo:paragraph-rsid="003e3a45"/>
    </style:style>
    <style:style style:name="P63" style:family="paragraph" style:parent-style-name="Standard">
      <style:text-properties officeooo:rsid="003e3a45" officeooo:paragraph-rsid="003f29c2"/>
    </style:style>
    <style:style style:name="P64" style:family="paragraph" style:parent-style-name="Standard">
      <style:text-properties officeooo:rsid="003e3a45" officeooo:paragraph-rsid="0044dfb3"/>
    </style:style>
    <style:style style:name="P65" style:family="paragraph" style:parent-style-name="Preformatted_20_Text">
      <style:text-properties officeooo:rsid="000b57d1" officeooo:paragraph-rsid="000b57d1"/>
    </style:style>
    <style:style style:name="P66" style:family="paragraph" style:parent-style-name="Preformatted_20_Text">
      <style:text-properties fo:font-weight="bold" officeooo:rsid="001336f5" officeooo:paragraph-rsid="001336f5" style:font-weight-asian="bold" style:font-weight-complex="bold"/>
    </style:style>
    <style:style style:name="P67" style:family="paragraph" style:parent-style-name="Preformatted_20_Text">
      <style:text-properties fo:font-weight="normal" officeooo:rsid="00094ac7" officeooo:paragraph-rsid="000f20bd" style:font-weight-asian="normal" style:font-weight-complex="normal"/>
    </style:style>
    <style:style style:name="P68" style:family="paragraph" style:parent-style-name="Preformatted_20_Text">
      <style:text-properties fo:font-weight="normal" officeooo:rsid="00094ac7" officeooo:paragraph-rsid="00115596" style:font-weight-asian="normal" style:font-weight-complex="norm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weight="bold" officeooo:rsid="00094ac7" officeooo:paragraph-rsid="0023047d" style:font-weight-asian="bold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color="#0000ff" officeooo:rsid="001790a4" officeooo:paragraph-rsid="001790a4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color="#3333ff" fo:font-weight="bold" officeooo:paragraph-rsid="001790a4" style:font-weight-asian="bold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color="#3333ff" fo:font-weight="bold" officeooo:rsid="001aa4ce" officeooo:paragraph-rsid="001aa4ce" style:font-weight-asian="bold" style:font-weight-complex="bold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color="#3333ff" fo:font-weight="bold" officeooo:rsid="00094ac7" officeooo:paragraph-rsid="001790a4" style:font-weight-asian="bold" style:font-weight-complex="bold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color="#ff3300" fo:font-weight="bold" officeooo:paragraph-rsid="001790a4" style:font-weight-asian="bold" style:font-weight-complex="bold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color="#ff3300" fo:font-weight="bold" officeooo:rsid="001aa4ce" officeooo:paragraph-rsid="001aa4ce" style:font-weight-asian="bold" style:font-weight-complex="bold"/>
    </style:style>
    <style:style style:name="P76" style:family="paragraph" style:parent-style-name="Standard">
      <style:paragraph-properties fo:margin-left="0in" fo:margin-right="0in" fo:text-indent="0.2917in" style:auto-text-indent="false"/>
      <style:text-properties fo:font-weight="bold" officeooo:rsid="00309215" officeooo:paragraph-rsid="00309215" style:font-weight-asian="bold" style:font-weight-complex="bold"/>
    </style:style>
    <style:style style:name="P77" style:family="paragraph" style:parent-style-name="Standard">
      <style:paragraph-properties fo:margin-left="0in" fo:margin-right="0in" fo:text-indent="0.2917in" style:auto-text-indent="false"/>
      <style:text-properties officeooo:paragraph-rsid="00309215"/>
    </style:style>
    <style:style style:name="P78" style:family="paragraph" style:parent-style-name="Standard">
      <style:paragraph-properties fo:margin-left="0in" fo:margin-right="0in" fo:text-indent="0.2917in" style:auto-text-indent="false"/>
      <style:text-properties fo:font-weight="normal" officeooo:rsid="00309215" officeooo:paragraph-rsid="00309215" style:font-weight-asian="normal" style:font-weight-complex="normal"/>
    </style:style>
    <style:style style:name="P7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94ac7" officeooo:paragraph-rsid="0032ff40"/>
    </style:style>
    <style:style style:name="P8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38febd" officeooo:paragraph-rsid="0038febd"/>
    </style:style>
    <style:style style:name="P81" style:family="paragraph" style:parent-style-name="Preformatted_20_Text">
      <style:text-properties officeooo:rsid="0038febd" officeooo:paragraph-rsid="0038febd"/>
    </style:style>
    <style:style style:name="P82" style:family="paragraph" style:parent-style-name="Preformatted_20_Text">
      <style:text-properties officeooo:paragraph-rsid="000a9cb2"/>
    </style:style>
    <style:style style:name="P83" style:family="paragraph" style:parent-style-name="Preformatted_20_Text">
      <style:text-properties officeooo:rsid="000b57d1" officeooo:paragraph-rsid="000b57d1"/>
    </style:style>
    <style:style style:name="P84" style:family="paragraph" style:parent-style-name="Preformatted_20_Text">
      <style:paragraph-properties fo:margin-top="0in" fo:margin-bottom="0.1965in" loext:contextual-spacing="false"/>
    </style:style>
    <style:style style:name="P85" style:family="paragraph" style:parent-style-name="Standard">
      <style:text-properties officeooo:rsid="0038febd" officeooo:paragraph-rsid="0046deb2"/>
    </style:style>
    <style:style style:name="P86" style:family="paragraph" style:parent-style-name="Standard">
      <style:text-properties officeooo:rsid="0038febd" officeooo:paragraph-rsid="0038febd"/>
    </style:style>
    <style:style style:name="P87" style:family="paragraph" style:parent-style-name="Standard">
      <style:text-properties officeooo:rsid="003e3a45" officeooo:paragraph-rsid="003f29c2"/>
    </style:style>
    <style:style style:name="P88" style:family="paragraph" style:parent-style-name="Standard">
      <style:text-properties officeooo:rsid="003e3a45" officeooo:paragraph-rsid="0046deb2"/>
    </style:style>
    <style:style style:name="P89" style:family="paragraph" style:parent-style-name="Standard">
      <style:text-properties officeooo:rsid="00094ac7" officeooo:paragraph-rsid="0048ad19"/>
    </style:style>
    <style:style style:name="P90" style:family="paragraph" style:parent-style-name="Standard">
      <style:text-properties fo:font-weight="bold" officeooo:rsid="00094ac7" officeooo:paragraph-rsid="004dca18" style:font-weight-asian="bold" style:font-weight-complex="bold"/>
    </style:style>
    <style:style style:name="P91" style:family="paragraph" style:parent-style-name="Standard">
      <style:text-properties fo:font-weight="bold" officeooo:rsid="0026ad1a" officeooo:paragraph-rsid="004dca18" fo:background-color="#ffffff" style:font-weight-asian="bold" style:font-weight-complex="bold"/>
    </style:style>
    <style:style style:name="P92" style:family="paragraph" style:parent-style-name="Standard">
      <style:text-properties fo:font-style="italic" style:text-underline-style="solid" style:text-underline-width="auto" style:text-underline-color="font-color" fo:font-weight="bold" officeooo:rsid="0048ad19" officeooo:paragraph-rsid="0048ad19" style:font-style-asian="italic" style:font-weight-asian="bold" style:font-style-complex="italic" style:font-weight-complex="bold"/>
    </style:style>
    <style:style style:name="P93" style:family="paragraph" style:parent-style-name="Standard">
      <style:text-properties officeooo:rsid="000f20bd" officeooo:paragraph-rsid="000f20bd"/>
    </style:style>
    <style:style style:name="P94" style:family="paragraph" style:parent-style-name="Standard">
      <style:text-properties officeooo:paragraph-rsid="00094ac7"/>
    </style:style>
    <style:style style:name="P95" style:family="paragraph" style:parent-style-name="Standard">
      <style:text-properties style:text-underline-style="solid" style:text-underline-width="auto" style:text-underline-color="font-color" officeooo:rsid="0038febd" officeooo:paragraph-rsid="0038febd"/>
    </style:style>
    <style:style style:name="P96" style:family="paragraph" style:parent-style-name="Standard">
      <style:text-properties style:text-underline-style="solid" style:text-underline-width="auto" style:text-underline-color="font-color" officeooo:rsid="0038febd" officeooo:paragraph-rsid="004aa072"/>
    </style:style>
    <style:style style:name="P97" style:family="paragraph" style:parent-style-name="Standard">
      <style:text-properties fo:color="#000000" officeooo:rsid="000b57d1" officeooo:paragraph-rsid="004dca18"/>
    </style:style>
    <style:style style:name="P98" style:family="paragraph" style:parent-style-name="Standard">
      <style:text-properties fo:color="#000000" officeooo:paragraph-rsid="004dca18"/>
    </style:style>
    <style:style style:name="P99" style:family="paragraph" style:parent-style-name="Standard">
      <style:text-properties officeooo:paragraph-rsid="004dca18" fo:background-color="#ffffff"/>
    </style:style>
    <style:style style:name="P100" style:family="paragraph" style:parent-style-name="Standard">
      <style:text-properties fo:color="#3366ff" officeooo:paragraph-rsid="004dca18" fo:background-color="#ffffff"/>
    </style:style>
    <style:style style:name="P10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42badc" officeooo:paragraph-rsid="0042badc"/>
    </style:style>
    <style:style style:name="T1" style:family="text">
      <style:text-properties officeooo:rsid="00094ac7"/>
    </style:style>
    <style:style style:name="T2" style:family="text">
      <style:text-properties officeooo:rsid="000f20bd"/>
    </style:style>
    <style:style style:name="T3" style:family="text">
      <style:text-properties officeooo:rsid="00115596"/>
    </style:style>
    <style:style style:name="T4" style:family="text">
      <style:text-properties fo:color="#ff66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4ac7" style:font-weight-asian="bold" style:font-weight-complex="bold"/>
    </style:style>
    <style:style style:name="T7" style:family="text">
      <style:text-properties fo:font-weight="bold" officeooo:rsid="001aa4ce" style:font-weight-asian="bold" style:font-weight-complex="bold"/>
    </style:style>
    <style:style style:name="T8" style:family="text">
      <style:text-properties fo:font-weight="bold" officeooo:rsid="001ca4a8" style:font-weight-asian="bold" style:font-weight-complex="bold"/>
    </style:style>
    <style:style style:name="T9" style:family="text">
      <style:text-properties fo:font-weight="bold" officeooo:rsid="002bab0b" style:font-weight-asian="bold" style:font-weight-complex="bold"/>
    </style:style>
    <style:style style:name="T10" style:family="text">
      <style:text-properties fo:font-weight="bold" officeooo:rsid="00331f3d" style:font-weight-asian="bold" style:font-weight-complex="bold"/>
    </style:style>
    <style:style style:name="T11" style:family="text">
      <style:text-properties fo:font-weight="bold" officeooo:rsid="004aa072" style:font-weight-asian="bold" style:font-weight-complex="bold"/>
    </style:style>
    <style:style style:name="T12" style:family="text">
      <style:text-properties officeooo:rsid="001790a4"/>
    </style:style>
    <style:style style:name="T13" style:family="text">
      <style:text-properties fo:color="#ff3333"/>
    </style:style>
    <style:style style:name="T14" style:family="text">
      <style:text-properties fo:color="#00ccff"/>
    </style:style>
    <style:style style:name="T15" style:family="text">
      <style:text-properties officeooo:rsid="0018ab57"/>
    </style:style>
    <style:style style:name="T16" style:family="text">
      <style:text-properties fo:color="#3333ff"/>
    </style:style>
    <style:style style:name="T17" style:family="text">
      <style:text-properties officeooo:rsid="0018e159"/>
    </style:style>
    <style:style style:name="T18" style:family="text">
      <style:text-properties officeooo:rsid="001aa4ce"/>
    </style:style>
    <style:style style:name="T19" style:family="text">
      <style:text-properties fo:color="#0000ff"/>
    </style:style>
    <style:style style:name="T20" style:family="text">
      <style:text-properties fo:color="#0000ff" officeooo:rsid="001aa4ce"/>
    </style:style>
    <style:style style:name="T21" style:family="text">
      <style:text-properties fo:color="#0000ff" fo:background-color="#ffffff" loext:char-shading-value="0"/>
    </style:style>
    <style:style style:name="T22" style:family="text">
      <style:text-properties officeooo:rsid="001ca4a8"/>
    </style:style>
    <style:style style:name="T23" style:family="text">
      <style:text-properties officeooo:rsid="001dc9e4"/>
    </style:style>
    <style:style style:name="T24" style:family="text">
      <style:text-properties officeooo:rsid="001decf8"/>
    </style:style>
    <style:style style:name="T25" style:family="text">
      <style:text-properties officeooo:rsid="0021a402"/>
    </style:style>
    <style:style style:name="T26" style:family="text">
      <style:text-properties fo:color="#ff0000" fo:font-weight="bold" fo:background-color="#ffffff" loext:char-shading-value="0"/>
    </style:style>
    <style:style style:name="T27" style:family="text">
      <style:text-properties fo:background-color="#ffffff" loext:char-shading-value="0"/>
    </style:style>
    <style:style style:name="T28" style:family="text">
      <style:text-properties officeooo:rsid="002bab0b"/>
    </style:style>
    <style:style style:name="T29" style:family="text">
      <style:text-properties officeooo:rsid="000a9cb2"/>
    </style:style>
    <style:style style:name="T30" style:family="text">
      <style:text-properties officeooo:rsid="004aa0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0">一<text:span text:style-name="T18">、</text:span>移植前准备</text:p>
      <text:p text:style-name="P15">1.问他们证书信息。存在哪里，内存信息，kernel用那个</text:p>
      <text:p text:style-name="P24">---------------------------------------------------------------------------------------------------------------</text:p>
      <text:p text:style-name="P16">2.首先看bmp 信息（证书）</text:p>
      <text:p text:style-name="P82"><text:span text:style-name="T29">工程里面 out/target/product/xxx(编译的工程)/</text:span></text:p>
      <text:p text:style-name="P15">grep -e ro.product.brand -e ro.product.model <text:s/>-e ro.board.platform system/build.prop vendor/build.prop</text:p>
      <text:p text:style-name="P41">pld -device -s </text:p>
      <text:p text:style-name="P41"/>
      <text:p text:style-name="P38">3. <text:span text:style-name="T1">本地建立git</text:span></text:p>
      <text:p text:style-name="P2"><text:s/>git init</text:p>
      <text:p text:style-name="P2"><text:s/>git add .</text:p>
      <text:p text:style-name="P2"><text:s/>git commit -m "init"</text:p>
      <text:p text:style-name="P15"/>
      <text:p text:style-name="P39">4. 有指纹的手机先注释掉指纹</text:p>
      <text:p text:style-name="P65">kernel-3.18/drivers/input/Makefile</text:p>
      <text:p text:style-name="P65">obj-$(CONFIG_MTK_FINGERPRINT_SUPPORT) <text:s/>+= fingerprint/</text:p>
      <text:p text:style-name="P90">---------------------------------------------------------------------------------------------------------------</text:p>
      <text:p text:style-name="P91">1、使用情况：</text:p>
      <text:p text:style-name="P99">          （1）、需要自己配置MTK_TEE_DRAM_SIZE=0x600000（路径：vendor/mediatek/proprietary/trustzone/custom/build/project/项目名.mk）</text:p>
      <text:p text:style-name="P99">          （2）、在该版本上kph ta文件会放在代码中编译，每个项目的keybox会拆出一个array.c(array.c见附件)，放到以下路径：vendor/mediatek/proprietary/trustzone/trustkernel/source/build/项目名/下（和该项目的证书在同一个目录）</text:p>
      <text:p text:style-name="P99"/>
      <text:p text:style-name="P99">       2、使用场景：</text:p>
      <text:p text:style-name="P99">              （1）、该版本配置为最低内存配置，因此请用在没有指纹的项目上。</text:p>
      <text:p text:style-name="P99"/>
      <text:p text:style-name="P100">GO版本带指纹 20M，最小的15M， <text:line-break/>非GO版本带指纹 20M， 或者32M<text:line-break/>GO版本不带指纹 6M，， <text:line-break/>非GO版本不带指纹 20M， 或者32M</text:p>
      <text:p text:style-name="P98"/>
      <text:p text:style-name="P97">不同内存版本之间的差异文件说明：<text:line-break/>a) 6M版本（android go不带指纹）：<text:line-break/>i. vendor/mediatek/proprietary/trustzone/custom/build/project/工程名.mk文件中MTK_TEE_DRAM_SIZE=0x600000<text:line-break/>ii. vendor/mediatek/proprietary/bootable/bootloader/preloader/platform/平台名/src/security/trustzone/inc/tz_tkcore.h<text:line-break/>#define TKCORE_SHM_SIZE_LIMIT  (0x200000U)<text:line-break/>iii． vendor/mediatek/proprietary/trustzone/trustkernel/source/bsp/platform/平台名/tee/tee.bin的大小应该为6M的tee.bin<text:line-break/>b) 20M版本（android go 带指纹）：<text:line-break/>i. vendor/mediatek/proprietary/trustzone/custom/build/project/工程名.mk文件中MTK_TEE_DRAM_SIZE=0x1400000<text:line-break/>ii. vendor/mediatek/proprietary/bootable/bootloader/preloader/platform/平台名/src/security/trustzone/inc/tz_tkcore.h<text:line-break/><text:soft-page-break/>#define TKCORE_SHM_SIZE_LIMIT  (0x400000U)<text:line-break/>iii. vendor/mediatek/proprietary/trustzone/trustkernel/source/bsp/platform/平台名/tee/tee.bin的大小应该为20M的tee.bin<text:line-break/>c) 36M版本：<text:line-break/>i. vendor/mediatek/proprietary/trustzone/custom/build/project/工程名.mk文件中MTK_TEE_DRAM_SIZE=0x2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36M的tee.bin</text:p>
      <text:p text:style-name="P13">---------------------------------------------------------------------------------------------------------------</text:p>
      <text:p text:style-name="P17">二<text:span text:style-name="T18">、</text:span>adb 命令技巧</text:p>
      <text:p text:style-name="P1"><text:s/>adb wait-for-device;adb logcat|tee log.txt</text:p>
      <text:p text:style-name="P1"><text:s/>adb shell cat //tkcore.log|tee log.txt</text:p>
      <text:p text:style-name="P13">---------------------------------------------------------------------------------------------------------------</text:p>
      <text:p text:style-name="P18">三<text:span text:style-name="T18">、</text:span>测试</text:p>
      <text:p text:style-name="P1"><text:s/>adb root </text:p>
      <text:p text:style-name="P1"><text:s/>adb remount</text:p>
      <text:p text:style-name="P1"><text:s/>adb push ta/ vendor/app/t6/</text:p>
      <text:p text:style-name="P1"><text:s/>adb push ca/<text:span text:style-name="T2">gptest system/bin</text:span></text:p>
      <text:p text:style-name="P94"><text:span text:style-name="T1"><text:s/></text:span>gptest 2&gt;&amp;1 |tee /data/gptest.log</text:p>
      <text:p text:style-name="P41"><text:s/>pld -device -st</text:p>
      <text:p text:style-name="P5"><text:s/>ps -<text:span text:style-name="T15">ef </text:span>| grep teed //两条</text:p>
      <text:p text:style-name="P13">---------------------------------------------------------------------------------------------------------------</text:p>
      <text:p text:style-name="P20">四<text:span text:style-name="T18">、</text:span>编译：</text:p>
      <text:p text:style-name="P20"><text:span text:style-name="T17"><text:s text:c="2"/>make -j16 2&gt;&amp;1 |tee build.log</text:span> </text:p>
      <text:p text:style-name="P6"><text:s text:c="2"/>mmm vendor/mediatek/proprietary/bootable/bootloader/preloader/:pl</text:p>
      <text:p text:style-name="P6"><text:s text:c="2"/>mmm vendor/mediatek/proprietary/trustzone/custom/build/:trustzone</text:p>
      <text:p text:style-name="P34"/>
      <text:p text:style-name="P34">拉取编译的</text:p>
      <text:p text:style-name="P58">rsync wzh@192.168.0.165:/home/wzh/project/mt6739o1/out/target/product/y41m_1g/ /home/dartonzhang/Downloads/img/ -av --include={*.txt,*.bin,*.img} --exclude '/*'</text:p>
      <text:p text:style-name="P13">---------------------------------------------------------------------------------------------------------------</text:p>
      <text:p text:style-name="P4"><text:span text:style-name="T5"><text:s/>五</text:span><text:span text:style-name="T7">、</text:span><text:span text:style-name="T5">查看out编译的目录文件正确与否</text:span>：</text:p>
      <text:p text:style-name="P4"><text:s/><text:span text:style-name="T13">kernel编译</text:span>：** 文件要改对**</text:p>
      <text:p text:style-name="P4"><text:s/><text:span text:style-name="T14">vi out/target/product/k50v1_64/obj/KERNEL_OBJ/.config</text:span> </text:p>
      <text:p text:style-name="P4"><text:s/>会有如下：</text:p>
      <text:p text:style-name="P4"><text:s/>CONFIG_TRUSTKERNEL_TEE_SUPPORT=y</text:p>
      <text:p text:style-name="P4"><text:s/>CONFIG_TRUSTKERNEL_TEE_RPMB_SUPPORT=y</text:p>
      <text:p text:style-name="P4"><text:s/>CONFIG_TRUSTKERNEL_TEE_FP_SUPPORT=y</text:p>
      <text:p text:style-name="P4"><text:span text:style-name="T13"><text:s/>sdrmp编译</text:span>：** 表要改对**</text:p>
      <text:p text:style-name="P5"><text:s/>cat <text:s/>out/target/product/k50v1/MT6750_Android_scatter.txt | grep sdr</text:p>
      <text:p text:style-name="P5"><text:s/>partition_name: sdrpmb</text:p>
      <text:p text:style-name="P4"/>
      <text:p text:style-name="P13"><text:s/>---------------------------------------------------------------------------------------------------------------</text:p>
      <text:p text:style-name="P26"><text:span text:style-name="T19">六 </text:span><text:span text:style-name="T20">、</text:span><text:span text:style-name="T19"> </text:span><text:s/>产线<text:span text:style-name="T18">out </text:span>test：</text:p>
      <text:p text:style-name="P26"/>
      <text:p text:style-name="P35"><text:s/>strings out/target/product/y41m_1g/system/bin/meta_tst | grep meta</text:p>
      <text:p text:style-name="P35"><text:s/>strings out/target/product/y41m_1g/system/bin/meta_tst | grep metas</text:p>
      <text:p text:style-name="P35"><text:soft-page-break/></text:p>
      <text:p text:style-name="P7"><text:s/>adb pull /system/vendor/bin/meta_tst . 或者 adb pull /system/vendor/meta_tst .</text:p>
      <text:p text:style-name="P7"><text:tab/></text:p>
      <text:p text:style-name="P7"><text:s/>void __kpha_debugprint(const char *, int, const char *, const char *, ...)</text:p>
      <text:p text:style-name="P7"><text:s/>int kph_import_config(char *, int)</text:p>
      <text:p text:style-name="P7"><text:s/>kph import_config failed</text:p>
      <text:p text:style-name="P7"><text:s/>int kph_import_ta_data(char *, int)</text:p>
      <text:p text:style-name="P7"><text:s/>kph -c import_data -i </text:p>
      <text:p text:style-name="P7"><text:s/>int kph_import_ta_key(char *, int)</text:p>
      <text:p text:style-name="P7"><text:s/>kph -c import_key -n %d -i %s</text:p>
      <text:p text:style-name="P7"><text:s/>int kph_gen_key(char *, int)</text:p>
      <text:p text:style-name="P7"><text:s/>kph -c generate -n</text:p>
      <text:p text:style-name="P7"><text:s/>int kph_export_key(char *, int)</text:p>
      <text:p text:style-name="P7"><text:s/>kph -c export_key -n %d -o /sdcard/tee/</text:p>
      <text:p text:style-name="P7"><text:s/>int kph_export_device_inf(char *, uint32_t)</text:p>
      <text:p text:style-name="P7"><text:s/>kph -c export_device -o /sdcard/tee/</text:p>
      <text:p text:style-name="P7"><text:s/>kph export DEVICE_INF failed</text:p>
      <text:p text:style-name="P7"><text:s/>kph </text:p>
      <text:p text:style-name="P7"><text:s/>kph -c import_config -i </text:p>
      <text:p text:style-name="P33"/>
      <text:p text:style-name="P33">工具</text:p>
      <text:p text:style-name="P55">out/target/product/sr6580_we_n/obj/<text:span text:style-name="T5">ETC/BPLGUInfoCustomAppSrcP_MT6580_S00_M</text:span>OLY_WR8_W1449_MD_WG_MP_V91_5_1_wg_n_intermediates</text:p>
      <text:p text:style-name="P57">out/target/product/sr6580_we_n/obj/ETC/<text:span text:style-name="T5">BPMdMetaDatabase_MOLY</text:span>_WR8_W1449_MD_WG_MP_V91_5_1_wg_n_intermediates</text:p>
      <text:p text:style-name="P56">out/target/product/sr6580_we_n/<text:span text:style-name="T5">obj/CGEN/</text:span><text:span text:style-name="T10">APDB_MT6580_S01_alps-mp-n0.mp2_W17.06</text:span></text:p>
      <text:p text:style-name="P24">---------------------------------------------------------------------------------------------------------------</text:p>
      <text:p text:style-name="P46">七<text:span text:style-name="T18">、</text:span>pld --device --st</text:p>
      <text:p text:style-name="P46"><text:s/>error： </text:p>
      <text:p text:style-name="P4">VERSION: 00000002 DEVICE BRAND:alps MODEL: sr6580_we_n PLATFORM: mt6580 STATUS: [ VERIFIED EXPIRED ] RND: 2825101412</text:p>
      <text:p text:style-name="P4"><text:s/>VERSION: 00000001 TRUSTSTORE: RPMB(0) s<text:span text:style-name="T13">tatus: INVALID</text:span></text:p>
      <text:p text:style-name="P49">ueventd.mt6755.rc： 设备的所有标准路径 </text:p>
      <text:p text:style-name="P53"><text:s text:c="2"/>device/mediatek/mt6755</text:p>
      <text:p text:style-name="P50"><text:s/>解决：检查手机的目录</text:p>
      <text:p text:style-name="P4"><text:span text:style-name="T15">1.</text:span> /workspace/data/mt6580/mobiwire-mt6580-androidN/<text:span text:style-name="T16">device/mediatek/mt6580</text:span></text:p>
      <text:p text:style-name="P4"><text:s/>@修改文件 vi ueventd.mt6580.rc</text:p>
      <text:p text:style-name="P4"><text:s/>/dev/block/platform/mtk-msdc.0/11120000.msdc0/by-name/sdrpmb</text:p>
      <text:p text:style-name="P5"><text:span text:style-name="T15">2.</text:span> @修改文件init.trustkernel.rc 修改为 （trustkernel.rc ）</text:p>
      <text:p text:style-name="P45"><text:s text:c="3"/>vendor/mediatek/proprietary/trustzone/trustkernel/<text:span text:style-name="T16">source/bsp/platform/common/scripts</text:span></text:p>
      <text:p text:style-name="P4"><text:s text:c="2"/>/dev/block/platform/mtk-msdc.0/11120000.msdc0/by-name/sdrpmb</text:p>
      <text:p text:style-name="P13">---------------------------------------------------------------------------------------------------------------</text:p>
      <text:p text:style-name="P21">十<text:span text:style-name="T23">、</text:span> 出现 [TZ_INIT] SW jump addr is 0xBEC00000 开不了机</text:p>
      <text:p text:style-name="P8"><text:s/>是tee.bin的版本出错误</text:p>
      <text:p text:style-name="P8"><text:s/>看版本：tee.bin 目录</text:p>
      <text:p text:style-name="P8"><text:s/>vendor/mediatek/proprietary/trustzone/trustkernel/source/bsp/platform/mt6580/tee/</text:p>
      <text:p text:style-name="P47"><text:s/>strings tee.bin| grep gp </text:p>
      <text:p text:style-name="P8"><text:s/>v0.8.5-gp-mt6580-pie-mo-sdrpmb-fp</text:p>
      <text:p text:style-name="P8"><text:s/>tkcoreos-rev:v0.8.5-gp-mt6580-pie-mo-sdrpmb-fp-0xF0000000-<text:span text:style-name="T16">0x01000000-0x400000</text:span> 内存大小 </text:p>
      <text:p text:style-name="P8"><text:s/>v0.8.5-gp-mt6580-pie-mo-sdrpmb-fp #1 arm</text:p>
      <text:p text:style-name="P13">--------------------------------------------------------------------------------------------------------------- </text:p>
      <text:p text:style-name="P41"><text:soft-page-break/><text:span text:style-name="T5">八</text:span><text:span text:style-name="T8">、</text:span><text:span text:style-name="T5">注意事项宏控以下位置：<text:line-break/>1</text:span><text:span text:style-name="T6"> kernel 补丁注意 </text:span></text:p>
      <text:p text:style-name="P3">kernel-3.18/arch/arm/configs/sr6580_we_n_defconfig</text:p>
      <text:p text:style-name="P3"><text:s/>CONFIG_TRUSTKERNEL_TEE_SUPPORT=y</text:p>
      <text:p text:style-name="P3"><text:s/>CONFIG_TRUSTKERNEL_TEE_FP_SUPPORT=y</text:p>
      <text:p text:style-name="P3"><text:s/>CONFIG_TRUSTKERNEL_TEE_RPMB_SUPPORT=y</text:p>
      <text:p text:style-name="P44"><text:s/>****** debug 版本的也要 添加 ***********</text:p>
      <text:p text:style-name="P70"><text:span text:style-name="T22">2.</text:span>一共6个地方：</text:p>
      <text:p text:style-name="P71">device/sagetel/sr6737_we_n/ProjectConfig.mk</text:p>
      <text:p text:style-name="P74"><text:s text:c="3"/>--需要注意是不是 定制的 如下面有 <text:span text:style-name="T12">maisui 就要修改这个的目录下的</text:span></text:p>
      <text:p text:style-name="P75"><text:span text:style-name="T12">device/mediateksample/k50v1_64/ProjectConfig.m</text:span>k </text:p>
      <text:p text:style-name="P72"/>
      <text:p text:style-name="P71">kernel-3.18/arch/arm/configs/sr6737_we_n_debug_defconfig</text:p>
      <text:p text:style-name="P71">kernel-3.18/arch/arm/configs/sr6737_we_n_defconfig</text:p>
      <text:p text:style-name="P71"/>
      <text:p text:style-name="P71">vendor/mediatek/proprietary/bootable/bootloader/preloader/platform/mt6735/default.mak</text:p>
      <text:p text:style-name="P71">vendor/mediatek/proprietary/bootable/bootloader/preloader/custom/sr6737_we_n/cust_bldr.mak</text:p>
      <text:p text:style-name="P73">vendor/mediatek/proprietary/trustzone/custom/build/project/sr6737_we_n.mk</text:p>
      <text:p text:style-name="P69"><text:s/>custom/k50v1_64/k50v1_64.mk</text:p>
      <text:p text:style-name="P24">---------------------------------------------------------------------------------------------------------------</text:p>
      <text:p text:style-name="P19">九<text:span text:style-name="T23">、</text:span>升级的N→O</text:p>
      <text:p text:style-name="P28">1.</text:p>
      <text:p text:style-name="P43">vendor/mediatek/proprietary/trustzone/trustkernel/source/bsp/platform/common/scripts/device_trustkernel.mk</text:p>
      <text:p text:style-name="P42">替换成：</text:p>
      <text:p text:style-name="P67">PRODUCT_COPY_FILES += vendor/mediatek/proprietary/trustzone/trustkernel/source/bsp/platform/common/scripts/$(TRUSTKERNEL_RC):$<text:span text:style-name="T4">(COPY_DIR)</text:span>/etc/init/trustkernel.rc</text:p>
      <text:p text:style-name="P68">（最好把 trustkernel_<text:span text:style-name="T3">fota.rc内容替换</text:span>trustkernel.rc）</text:p>
      <text:p text:style-name="P66">2. vendor/mediatek/proprietary/trustzone/trustkernel/source/external/AndroidServices/keymaster_v1/module.cpp</text:p>
      <text:p text:style-name="P28">替换这个文件</text:p>
      <text:p text:style-name="P28"/>
      <text:p text:style-name="P24">---------------------------------------------------------------------------------------------------------------</text:p>
      <text:p text:style-name="P29">十、文件的目录</text:p>
      <text:p text:style-name="P9"><text:span text:style-name="T16">- file_contexts目录</text:span>： </text:p>
      <text:p text:style-name="P9"><text:s/>Android 8.0</text:p>
      <text:p text:style-name="P22"><text:s/>device/mediatek/sepolicy/bsp/non_plat</text:p>
      <text:p text:style-name="P48"><text:s/>- trustkernel.rc <text:span text:style-name="T24">：</text:span></text:p>
      <text:p text:style-name="P30"><text:s text:c="2"/>vendor/mediatek/proprietary/trustzone/trustkernel/<text:span text:style-name="T16">source/bsp/platform/common/scripts</text:span></text:p>
      <text:p text:style-name="P49">- <text:s/>ueventd.mt6755.rc： 设备的所有标准路径 </text:p>
      <text:p text:style-name="P31"><text:s text:c="2"/>device/mediatek/mt6755</text:p>
      <text:p text:style-name="P32"/>
      <text:p text:style-name="P32">- 证书目录</text:p>
      <text:p text:style-name="P78">vendor/mediatek/proprietary/trustzone/trustkernel/source/build/${MTK_TARGET_PROJECT}</text:p>
      <text:p text:style-name="P77">mmm vendor/mediatek/proprietary/trustzone/custom/build:trustzone</text:p>
      <text:p text:style-name="P76">编译完成后单独刷两个tee分区即可。</text:p>
      <text:p text:style-name="P12"/>
      <text:p text:style-name="P1">---------------------------------------------------------------------------------------------------------------</text:p>
      <text:p text:style-name="P11"><text:span text:style-name="T9">十一、</text:span><text:span text:style-name="T5">提供给客户：</text:span> </text:p>
      <text:p text:style-name="P11"><text:soft-page-break/><text:s/>列出所有改动</text:p>
      <text:p text:style-name="P11"><text:s/>git ls-files -o --exclude-standard</text:p>
      <text:p text:style-name="P11"><text:s/>新增文件添加到库 </text:p>
      <text:p text:style-name="P11"><text:s/>git add -N $(git ls-files -o --exclude-standard)</text:p>
      <text:p text:style-name="P11"><text:s/>git status .</text:p>
      <text:p text:style-name="P11"><text:s/>git diff -p &gt; revo_mt6737m_tk_1801rc10_not_full.patch</text:p>
      <text:p text:style-name="P11"><text:s/>vim revo_mt6737m_tk_1801rc10_not_full.patch </text:p>
      <text:p text:style-name="P11"><text:s/>git ls-files -m</text:p>
      <text:p text:style-name="P11"><text:s/>git ls-files -m &gt; list</text:p>
      <text:p text:style-name="P11"><text:s/>mkdir revo_mt6737m_tk_1801rc10_not_full</text:p>
      <text:p text:style-name="P11"><text:s/>mv list <text:s/>revo_mt6737m_tk_1801rc10_not_full.patch revo_mt6737m_tk_1801rc10_not_full</text:p>
      <text:p text:style-name="P11"><text:s/>移动文件到目录：</text:p>
      <text:p text:style-name="P52"><text:span text:style-name="T1"><text:s/></text:span><text:span text:style-name="T27">cat revo_mt6737m/list | xargs -I{} rsync -Rv </text:span><text:span text:style-name="T26">./</text:span><text:span text:style-name="T27">{} revo_mt6737m/ </text:span><text:span text:style-name="T21"> #./ 代表的是git库的大目录，</text:span> <text:span text:style-name="T1"> </text:span></text:p>
      <text:p text:style-name="P11"><text:s/>mt6739o1： 客户的source name</text:p>
      <text:p text:style-name="P11"><text:s/>revo_mt6737m_tk_1801rc10_not_full 目标目录</text:p>
      <text:p text:style-name="P23"><text:s/><text:span text:style-name="T28">#</text:span>把整个的source提供给客户</text:p>
      <text:p text:style-name="P11"><text:s/>1 list</text:p>
      <text:p text:style-name="P11"><text:s/>2.提出的文件 带目录</text:p>
      <text:p text:style-name="P11"><text:s/>3.patch</text:p>
      <text:p text:style-name="P54">4.<text:span text:style-name="T13">整个的bsp source目录</text:span></text:p>
      <text:p text:style-name="P11">–---------------------------------------------------------------------------------------------------------------------- </text:p>
      <text:p text:style-name="P1"/>
      <text:p text:style-name="P25">十二、meta patch </text:p>
      <text:p text:style-name="P14"><text:s/>应用目录：vendor/mediatek/proprietary/hardware/meta/common</text:p>
      <text:p text:style-name="P14"><text:s/>patch目录：/vendor/mediatek/proprietary/trustzone/trustkernel/source/bsp/platform/common/meta</text:p>
      <text:p text:style-name="P14"><text:s/>cp 文件inc 和 src</text:p>
      <text:p text:style-name="P14"><text:s/>修改cpp 文件的内容：</text:p>
      <text:p text:style-name="P14"><text:s/>#ifdef TRUSTKERNEL_TEE_META</text:p>
      <text:p text:style-name="P14"><text:s text:c="5"/>free(peer_buf); <text:s text:c="11"/>//前面如果memset(0),</text:p>
      <text:p text:style-name="P14"><text:s text:c="5"/>peer_buf = (char*)malloc(pFrm-&gt;peerLen()); //开辟内存</text:p>
      <text:p text:style-name="P14"><text:s text:c="5"/>memcpy(peer_buf, pFrm-&gt;peerBuf(), pFrm-&gt;peerLen()); //文件没有这两句话要将上</text:p>
      <text:p text:style-name="P79"><text:s text:c="5"/>peer_buff_size = pFrm-&gt;peerLen();</text:p>
      <text:p text:style-name="P1"/>
      <text:p text:style-name="P1"/>
      <text:p text:style-name="P27">十三、make error</text:p>
      <text:p text:style-name="P36">1.pyton 脚本注释掉</text:p>
      <text:p text:style-name="P59">vendor/mediatek/proprietary/trustzone/trustkernel/source/build/copy_vendor_ta.mk:9: *** vendor/mediatek/proprietary/trustzone/trustkernel/source/ta/vendor/d3998/5b9e0e41-2636-11e1-ad9e0002a5d5c51b.ta CANNOT be verified!!!. <text:s/>Stop.</text:p>
      <text:p text:style-name="P59"/>
      <text:p text:style-name="P60">vim vendor/mediatek/proprietary/trustzone/trustkernel/source/build/copy_vendor_ta.mk</text:p>
      <text:p text:style-name="P60"/>
      <text:p text:style-name="P96">* : <text:span text:style-name="T5"><text:s/></text:span><text:span text:style-name="T11">为了对产线支持,需要将 meta_tst </text:span><text:span text:style-name="T30">服务改为 late_start.具体修改位置为 meta_init.rc</text:span></text:p>
      <text:p text:style-name="P59"/>
      <text:p text:style-name="P36">2.out 没有找到文件</text:p>
      <text:p text:style-name="P59">/out/target/product/d3998$ <text:span text:style-name="T5">rm -rf trustzone/ tee.img</text:span></text:p>
      <text:p text:style-name="P60"/>
      <text:p text:style-name="P36">3.</text:p>
      <text:p text:style-name="P59">ninja: error: mkdir(out/target/product/d3998/system/vendor/etc): No such file or directory</text:p>
      <text:p text:style-name="P59"><text:soft-page-break/>ninja: build stopped: .</text:p>
      <text:p text:style-name="P59">16:55:45 ninja failed with: exit status 1</text:p>
      <text:p text:style-name="P60">./common/scripts/device_trustkernel.mk <text:s text:c="2"/>system/vendor--&gt; vendor</text:p>
      <text:p text:style-name="P88">------------------------------------------------------------------------------------------------------------------------</text:p>
      <text:p text:style-name="P85"/>
      <text:p text:style-name="P59"/>
      <text:p text:style-name="P62"><text:span text:style-name="T5">十二、指纹未签名</text:span><text:line-break/><text:span text:style-name="T5">14253 [ <text:s text:c="2"/>82.845345]: &lt;4&gt;DBG TKCore:tee_dispatch_open_session:141: TA &lt;6f4d215d-5808-a000-ce-96-00-8c-83-78-dd-84&gt; =&gt; Error: ffff000f of 3^M</text:span></text:p>
      <text:p text:style-name="P62">14254 [ <text:s text:c="2"/>76.713115] &lt;4&gt;.(4)[557:android.hardwar]misc tkcoredrv: tee_session_create_and_open: ERROR ret=0 (err=0xffff000f, org=3, <text:s/>sessid=0x00000054)^M</text:p>
      <text:p text:style-name="P62">14255 [ <text:s text:c="2"/>76.715343] &lt;4&gt;.(4)[557:android.hardwar][name:gf_tee&amp;][gf] gf_ioctl, 705, enter^M</text:p>
      <text:p text:style-name="P62">14256 [ <text:s text:c="2"/>76.716257] &lt;4&gt;.(4)[557:android.hardwar][name:gf_tee&amp;][gf] gf_ioctl: GF_IOC_REMOVE ======^M</text:p>
      <text:p text:style-name="P62">14257 [ <text:s text:c="2"/>76.762259] &lt;1&gt;.(1)[684:sh][name:trace_events&amp;][ftrace]event 'signal_deliver' is enabled^M</text:p>
      <text:p text:style-name="P62">14258 [ <text:s text:c="2"/>76.765938] &lt;1&gt;.(1)[684:sh][name:trace_events&amp;][ftrace]event 'signal_generate' is enabled^M</text:p>
      <text:p text:style-name="P62">14259 [ <text:s text:c="2"/>76.780312] &lt;2&gt;.(2)[1:init]init: PropSet [persist.sys.pq.mdp.dre.en]=[2] Done^M</text:p>
      <text:p text:style-name="P62">14260 [ <text:s text:c="2"/>76.784813] &lt;2&gt;.(2)[1:init]init: [PropSet]: pid:375 uid:1000 gid:1001 ctl.start, ccci_fsd^M</text:p>
      <text:p text:style-name="P63">14261 [ <text:s text:c="2"/>76.786578] &lt;3&gt;.(3)[375:ccci_mdinit][name:bootprof&amp;]BOOTPROF: <text:s text:c="4"/></text:p>
      <text:p text:style-name="P63">76786.566490:ccci_md1: bootup^M</text:p>
      <text:p text:style-name="P92">重新签一下TA即可</text:p>
      <text:p text:style-name="P89"><text:s/>~/workspace/TrustKernel_SDK/ta_kit/scripts/re-sign.py --nkey ~/license/dev.pem --vendor --in 5b9e0e41-2636-11e1-ad9e0002a5d5c51b.ta --out 5b9e0e41-2636-11e1-ad9e0002a5d分解kebox.doc5c51b.ta</text:p>
      <text:p text:style-name="P64">------------------------------------------------------------------------------------------------------------------------</text:p>
      <text:p text:style-name="P37">十四、读到 teed ID的标志</text:p>
      <text:p text:style-name="P101">9056 [ <text:s text:c="2"/>12.491017] &lt;6&gt;.(6)[1:swapper/0][0x00 0x0d 0xa1 0x00]^</text:p>
      <text:p text:style-name="P59"/>
      <text:p text:style-name="P59"/>
      <text:p text:style-name="P81">1.adb 进去手机 先输入两条命令：</text:p>
      <text:p text:style-name="Preformatted_20_Text"><text:s/>pld -device -st</text:p>
      <text:p text:style-name="Preformatted_20_Text"><text:s/>ps -ef | grep teed</text:p>
      <text:p text:style-name="Preformatted_20_Text">执行每一条完都要截图发给我</text:p>
      <text:p text:style-name="Preformatted_20_Text">2.代码工程里： vendor/mediatek/proprietary/trustzone/trustkernel/source/test</text:p>
      <text:p text:style-name="Preformatted_20_Text">adb push gptest system/bin</text:p>
      <text:p text:style-name="Preformatted_20_Text">abd ta/ vendor/app/t6</text:p>
      <text:p text:style-name="Preformatted_20_Text">手机上：</text:p>
      <text:p text:style-name="Preformatted_20_Text">gptest | tee<text:a xlink:type="simple" xlink:href="https://wx.qq.com/cgi-bin/mmwebwx-bin/webwxcheckurl?requrl=http%3A%2F%2Fgp_test.log&amp;skey=%40crypt_2606040d_f2b327931eaf5a3d8c9ad18c520ad7f1&amp;deviceid=e315723257976376&amp;pass_ticket=y4N74cePmdLOAKaPZYvKSqHN2zGFWmNyTww0LsCuo6I82YnhdJgB9fZfWCNF1ZTU&amp;opcode=2&amp;scene=1&amp;username=@f288b4b20821f6edfafdbf720879e83c91a56eb34c93f5d4aa18f878daa86159" office:target-frame-name="_blank" xlink:show="new" text:style-name="Internet_20_link" text:visited-style-name="Visited_20_Internet_20_Link"> gp_test.log</text:a></text:p>
      <text:p text:style-name="P84">把<text:a xlink:type="simple" xlink:href="https://wx.qq.com/cgi-bin/mmwebwx-bin/webwxcheckurl?requrl=http%3A%2F%2Fgp_test.log&amp;skey=%40crypt_2606040d_f2b327931eaf5a3d8c9ad18c520ad7f1&amp;deviceid=e315723257976376&amp;pass_ticket=y4N74cePmdLOAKaPZYvKSqHN2zGFWmNyTww0LsCuo6I82YnhdJgB9fZfWCNF1ZTU&amp;opcode=2&amp;scene=1&amp;username=@f288b4b20821f6edfafdbf720879e83c91a56eb34c93f5d4aa18f878daa86159" office:target-frame-name="_blank" xlink:show="new" text:style-name="Internet_20_link" text:visited-style-name="Visited_20_Internet_20_Link"> gp_test.log</text:a>发给我</text:p>
      <text:p text:style-name="P59"/>
      <text:p text:style-name="P59"/>
      <text:p text:style-name="P59"/>
      <text:p text:style-name="P59">meta patch ×××××××88888888888</text:p>
      <text:p text:style-name="P59">cp 文件不要忘记</text:p>
      <text:p text:style-name="P59">data/D3998_HD_ABR_V122_TEE/vendor/mediatek/proprietary/hardware/meta/common</text:p>
      <text:p text:style-name="P59">oid FtModCustomer::exec(Frame *pFrm)</text:p>
      <text:p text:style-name="P59">{</text:p>
      <text:p text:style-name="P59"><text:s text:c="4"/>CmdTarget::exec(pFrm);</text:p>
      <text:p text:style-name="P59"/>
      <text:p text:style-name="P59"><text:s text:c="4"/>META_LOG("[Meta][FT] Ft_Customer");</text:p>
      <text:p text:style-name="P59"><text:soft-page-break/></text:p>
      <text:p text:style-name="P59"><text:s text:c="4"/>FT_CUSTOMER_CNF ft_cnf;</text:p>
      <text:p text:style-name="P59"><text:s text:c="4"/>memset(&amp;ft_cnf, 0, sizeof(FT_CUSTOMER_CNF));</text:p>
      <text:p text:style-name="P59"><text:s text:c="4"/>FT_CUSTOMER_REQ *req = (FT_CUSTOMER_REQ *)pFrm-&gt;localBuf();</text:p>
      <text:p text:style-name="P59"/>
      <text:p text:style-name="P59"><text:s text:c="4"/>int peer_buff_size = 1;</text:p>
      <text:p text:style-name="P59"><text:s text:c="4"/>char* peer_buf = NULL;</text:p>
      <text:p text:style-name="P59"/>
      <text:p text:style-name="P59"/>
      <text:p text:style-name="P59"><text:s text:c="4"/>// Implement custom API logic here. The following is a sample code for testing.</text:p>
      <text:p text:style-name="P59"><text:s text:c="4"/>ft_cnf.header.id = req-&gt;header.id +1;</text:p>
      <text:p text:style-name="P59"><text:s text:c="4"/>ft_cnf.header.token = req-&gt;header.token;</text:p>
      <text:p text:style-name="P59"><text:s text:c="4"/>ft_cnf.type = req-&gt;type;</text:p>
      <text:p text:style-name="P59"><text:s text:c="4"/>ft_cnf.status = META_SUCCESS;</text:p>
      <text:p text:style-name="P59"/>
      <text:p text:style-name="P59"><text:s text:c="4"/>peer_buf = (char*)malloc(peer_buff_size);</text:p>
      <text:p text:style-name="P59"><text:s text:c="4"/>memset(peer_buf, 0, peer_buff_size);</text:p>
      <text:p text:style-name="P59">#ifdef TRUSTKERNEL_TEE_META</text:p>
      <text:p text:style-name="P59"/>
      <text:p text:style-name="P59"><text:s text:c="4"/>free(peer_buf);</text:p>
      <text:p text:style-name="P59"><text:s text:c="4"/>peer_buf = (char*)malloc(pFrm-&gt;peerLen());</text:p>
      <text:p text:style-name="P59"><text:s text:c="4"/>memcpy(peer_buf, pFrm-&gt;peerBuf(), pFrm-&gt;peerLen());</text:p>
      <text:p text:style-name="P59"><text:s text:c="4"/>peer_buff_size = pFrm-&gt;peerLen();</text:p>
      <text:p text:style-name="P59"/>
      <text:p text:style-name="P80">/home/ljz/liujiazhen/data/D3998_HD_ABR_V122_TEE/vendor/mediatek/proprietary/hardware/meta/common</text:p>
      <text:p text:style-name="P59"/>
      <text:p text:style-name="P59"/>
      <text:p text:style-name="P61">scp 005.Turkey.zip <text:s/><text:a xlink:type="simple" xlink:href="mailto:yangq@yangq-pc" text:style-name="Internet_20_link" text:visited-style-name="Visited_20_Internet_20_Link">yangq@yangq-pc</text:a>:~</text:p>
      <text:p text:style-name="P61"/>
      <text:p text:style-name="P1"><text:s/>tkcore_app:</text:p>
      <text:p text:style-name="P1"><text:s/>8.0以后：</text:p>
      <text:p text:style-name="P1"><text:s/>ta :/venor/app/t6 <text:s text:c="3"/>(拿出来不要在文件夹利)</text:p>
      <text:p text:style-name="P1"><text:s/>~/workspace/TrustKernel_SDK/ta_kit/scripts/re-sign.py --nkey ~/license/dev.pem --vendor --in 5b9e0e41-2636-11e1-ad9e0002a5d5c51b.ta --out 5b9e0e41-2636-11e1-ad9e0002a5d分解kebox.doc5c51b.ta</text:p>
      <text:p text:style-name="P1"><text:s/>source core: </text:p>
      <text:p text:style-name="P1"><text:s/>新的签好的 license：放到如下目录 </text:p>
      <text:p text:style-name="P1"><text:s/>/home/yq/workspace/data/raw-code/vendor/mediatek/proprietary/trustzone/trustkernel/source/build/k50v1_64/cert.dat</text:p>
      <text:p text:style-name="P1"><text:s/>log: </text:p>
      <text:p text:style-name="P1"><text:s/>/data/tee/tkcore_log</text:p>
      <text:p text:style-name="P1"><text:s/>mt6580如：支持ATF TEE 在这个文件里面编译；: </text:p>
      <text:p text:style-name="P1"><text:s/>/home/yq/workspace/data/mt6580/mobiwire-mt6580-androidN/vendor/mediatek/proprietary/trustzone/custom/build/project/sr6580_we_n.mk</text:p>
      <text:p text:style-name="P1"><text:s text:c="3"/>1 MTK_ATF_SUPPORT = no</text:p>
      <text:p text:style-name="P1"><text:s text:c="3"/>2 MTK_TEE_SUPPORT = yes</text:p>
      <text:p text:style-name="P1"><text:s text:c="3"/>3 TRUSTONIC_TEE_SUPPORT = no</text:p>
      <text:p text:style-name="P1"><text:s text:c="3"/>4 MTK_MACH_TYPE=mt6580</text:p>
      <text:p text:style-name="P1"><text:s text:c="3"/>5 MTK_GOOGLE_TRUSTY_SUPPORT=no</text:p>
      <text:p text:style-name="P1"><text:s text:c="3"/>6 TRUSTKERNEL_TEE_SUPPORT = yes</text:p>
      <text:p text:style-name="P1"><text:soft-page-break/><text:s text:c="3"/>7 MTK_TEE_DRAM_SIZE=0x400000</text:p>
      <text:p text:style-name="P1"><text:s/></text:p>
      <text:p text:style-name="P1">tz_init.c</text:p>
      <text:p text:style-name="P1">modiffied.patch</text:p>
      <text:p text:style-name="P1"><text:s text:c="2"/></text:p>
      <text:p text:style-name="P1"><text:s/>2.5 分配tee.bin的内存大小 </text:p>
      <text:p text:style-name="P1"><text:s/>vim /home/yq/workspace/data/mt6580/mobiwire-mt6580-androidN/vendor/mediatek/proprietary/trustzone/custom/build/project/sr6580_we_n.mk</text:p>
      <text:p text:style-name="P1"><text:s/>最小是：6M，这个大小和tee.bin的版本有关（可以自定义的）</text:p>
      <text:p text:style-name="P1"><text:s text:c="2"/>platform/mt6755/src/security/trustzone/tz_init.c</text:p>
      <text:p text:style-name="P1"><text:s text:c="3"/></text:p>
      <text:p text:style-name="P1"><text:s/>2.6.android 7 </text:p>
      <text:p text:style-name="P1"><text:s/>error:</text:p>
      <text:p text:style-name="P1"><text:s/>tee-test <text:s text:c="54"/></text:p>
      <text:p text:style-name="P1"><text:s/>CANNOT LINK EXECUTABLE "tee-test": library "libteec.so" not found</text:p>
      <text:p text:style-name="P1"><text:s/>修改：</text:p>
      <text:p text:style-name="P1"><text:s/>vim /home/yq/workspace/data/mt6580/mobiwire-mt6580-androidN/vendor/mediatek/proprietary/trustzone/trustkernel/source/bsp/platform/common/scripts/device_trustkernel.mk</text:p>
      <text:p text:style-name="P1"><text:s text:c="3"/>PRODUCT_COPY_FILES += vendor/mediatek/proprietary/trustzone/trustkernel/source/ta/02662e8e-e126-11e5-b86d9a79f06e9478.ta:system/app/t6/02662e8e-e126-11e5-b86d9a79f06e9478.ta</text:p>
      <text:p text:style-name="P1"><text:s/>2.9 出现 [TZ_INIT] SW jump addr is 0xBEC00000 </text:p>
      <text:p text:style-name="P1"><text:s/>是tee.bin的版本出错误</text:p>
      <text:p text:style-name="P1"><text:s/>看版本：tee.bin 目录</text:p>
      <text:p text:style-name="P1"><text:s/>/home/yq/workspace/data/mt6580/mobiwire-mt6580-androidN/vendor/mediatek/proprietary/trustzone/trustkernel/source/bsp/platform/mt6580/tee、</text:p>
      <text:p text:style-name="P1"><text:s/>strings tee.bin| grep gp </text:p>
      <text:p text:style-name="P1"><text:s/>v0.8.5-gp-mt6580-pie-mo-sdrpmb-fp</text:p>
      <text:p text:style-name="P1"><text:s/>tkcoreos-rev:v0.8.5-gp-mt6580-pie-mo-sdrpmb-fp-0xF0000000-0x01000000-0x400000 内存大小 </text:p>
      <text:p text:style-name="P1"><text:s/>v0.8.5-gp-mt6580-pie-mo-sdrpmb-fp #1 arm</text:p>
      <text:p text:style-name="P1"><text:s/>需要修改：/home/yq/workspace/data/mt6580/mobiwire-mt6580-androidN/vendor/mediatek/proprietary/bootable/bootloader/preloader/tz_init.c</text:p>
      <text:p text:style-name="P1"><text:s/>内容：</text:p>
      <text:p text:style-name="P1"><text:s/>vendor/app/t6 --&gt;system/app/t6 </text:p>
      <text:p text:style-name="P1"><text:s/>2.7 luch 的时候 选debug版本的，不要选user版的 </text:p>
      <text:p text:style-name="P1"/>
      <text:p text:style-name="P1"><text:s/>file_contexts目录： </text:p>
      <text:p text:style-name="P1"><text:s/>vim ./device/mediatek/common/sepolicy/bsp/file_contexts</text:p>
      <text:p text:style-name="P1"><text:s/>Android 8.0</text:p>
      <text:p text:style-name="P1"><text:s/>device/mediatek/sepolicy/bsp/non_plat</text:p>
      <text:p text:style-name="P1"><text:s/>../../tools/dump_project_cert.py --cert cert.dat </text:p>
      <text:p text:style-name="P1"><text:s/>trustkernel.rc目录 </text:p>
      <text:p text:style-name="P1">3</text:p>
      <text:p text:style-name="P1"><text:s/>/home/yq/workspace/data/mt6580/mobiwire-mt6580-androidN/vendor/mediatek/proprietary/trustzone/trustkernel/source/bsp/platform/common/scripts/init.trustkernel.rc</text:p>
      <text:p text:style-name="P1"><text:s/>最后删rej文件 </text:p>
      <text:p text:style-name="P1"><text:s/>find device/ vendor/ kernel-3.18/ -name "*.orig "</text:p>
      <text:p text:style-name="P1"><text:s/>rm $(find device/ vendor/ kernel-3.18/ -name "*.orig ")</text:p>
      <text:p text:style-name="P1"><text:s/>find device/ vendor/ kernel-3.18/ -name "*.reg" </text:p>
      <text:p text:style-name="P1"><text:soft-page-break/><text:s text:c="3"/></text:p>
      <text:p text:style-name="P1"><text:s/>提供给客户： </text:p>
      <text:p text:style-name="P1"><text:s/>列出所有改动</text:p>
      <text:p text:style-name="P1"><text:s/>git ls-files -o --exclude-standard</text:p>
      <text:p text:style-name="P1"><text:s/>新增文件添加到库 </text:p>
      <text:p text:style-name="P1"><text:s/>git add -N $(git ls-files -o --exclude-standard)</text:p>
      <text:p text:style-name="P1"><text:s/>git status .</text:p>
      <text:p text:style-name="P1"><text:s/>git diff -p &gt; revo_mt6737m_tk_1801rc10_not_full.patch</text:p>
      <text:p text:style-name="P1"><text:s/>vim revo_mt6737m_tk_1801rc10_not_full.patch </text:p>
      <text:p text:style-name="P1"><text:s/>git ls-files -m</text:p>
      <text:p text:style-name="P1"><text:s/>git ls-files -m &gt; list</text:p>
      <text:p text:style-name="P1"><text:s/>mkdir revo_mt6737m_tk_1801rc10_not_full</text:p>
      <text:p text:style-name="P1"><text:s/>mv list <text:s/>revo_mt6737m_tk_1801rc10_not_full.patch revo_mt6737m_tk_1801rc10_not_full</text:p>
      <text:p text:style-name="P1"><text:s/>移动文件到目录：</text:p>
      <text:p text:style-name="P1"><text:s/>cat revo_mt6737m/list | xargs -I{} ./{} revo_mt6737m/ <text:s/>#./ 代表的是git库的大目录， </text:p>
      <text:p text:style-name="P1"><text:s/>mt6739o1： 客户的source name</text:p>
      <text:p text:style-name="P1"><text:s/>revo_mt6737m_tk_1801rc10_not_full 目标目录</text:p>
      <text:p text:style-name="P1"><text:s/>把整个的source提供给客户</text:p>
      <text:p text:style-name="P1"><text:s/>1 list</text:p>
      <text:p text:style-name="P1"><text:s/>2.提出的文件 带目录</text:p>
      <text:p text:style-name="P1"><text:s/>3.patch</text:p>
      <text:p text:style-name="P1"><text:s/>修改：/home/yq/workspace/data/code/vendor/mediatek/proprietary/bootable/bootloader/preloader/custom/k50v1_64/cust_bldr.mak </text:p>
      <text:p text:style-name="P1"><text:s/>diff --git a/custom/E281L/cust_bldr.mak b/custom/E281L/cust_bldr.mak</text:p>
      <text:p text:style-name="P1"><text:s text:c="2"/>15 --- a/custom/E281L/cust_bldr.mak</text:p>
      <text:p text:style-name="P1"><text:s text:c="2"/>16 +++ b/custom/E281L/cust_bldr.mak</text:p>
      <text:p text:style-name="P1"><text:s text:c="2"/>17 @@ -10,6 +10,8 @@ endif</text:p>
      <text:p text:style-name="P1"><text:s text:c="2"/>18 <text:s/>CFG_UART_LOG :=UART1</text:p>
      <text:p text:style-name="P1"><text:s text:c="2"/>19 <text:s/>CFG_UART_META :=UART1</text:p>
      <text:p text:style-name="P1"><text:s text:c="2"/>20 <text:s/>CFG_TEE_SUPPORT = 1</text:p>
      <text:p text:style-name="P1"><text:s text:c="2"/>21 -CFG_TRUSTONIC_TEE_SUPPORT = 1</text:p>
      <text:p text:style-name="P1"><text:s text:c="2"/>22 +CFG_TRUSTONIC_TEE_SUPPORT = 0</text:p>
      <text:p text:style-name="P1"><text:s text:c="2"/>23 <text:s/>CFG_MICROTRUST_TEE_SUPPORT = 0</text:p>
      <text:p text:style-name="P1"><text:s text:c="2"/>24 <text:s/>CFG_GOOGLE_TRUSTY_SUPPORT=0</text:p>
      <text:p text:style-name="P1"><text:s text:c="2"/>25 +CFG_TRUSTKERNEL_TEE_SUPPORT=1</text:p>
      <text:p text:style-name="P1"><text:s text:c="2"/>26 +CFG_TRUSTKERNEL_TEE_SDRPMB_SUPPORT=1</text:p>
      <text:p text:style-name="P1"><text:s/>安照如下该：</text:p>
      <text:p text:style-name="P1"><text:s text:c="2"/>17 ##### TEE &gt;PLEASE ADD CONFIGS ABOVE THIS LINE&lt; TEE #####</text:p>
      <text:p text:style-name="P1"><text:s text:c="2"/>18 ifeq ($(strip $(MTK_TEE_SUPPORT)),yes)</text:p>
      <text:p text:style-name="P1"><text:s text:c="2"/>19 <text:s text:c="2"/>CFG_TEE_SUPPORT = 1</text:p>
      <text:p text:style-name="P1"><text:s text:c="2"/>20 <text:s text:c="2"/>ifeq ($(strip $(TRUSTONIC_TEE_SUPPORT)),yes)</text:p>
      <text:p text:style-name="P1"><text:s text:c="2"/>21 <text:s text:c="4"/>CFG_TRUSTONIC_TEE_SUPPORT = 1</text:p>
      <text:p text:style-name="P1"><text:s text:c="2"/>22 <text:s text:c="2"/>else</text:p>
      <text:p text:style-name="P1"><text:s text:c="2"/>23 <text:s text:c="4"/>CFG_TRUSTONIC_TEE_SUPPORT = 0</text:p>
      <text:p text:style-name="P1"><text:s text:c="2"/>24 <text:s text:c="2"/>endif</text:p>
      <text:p text:style-name="P1"><text:s text:c="2"/>25 <text:s text:c="2"/>ifeq ($(strip $(MICROTRUST_TEE_SUPPORT)),yes) </text:p>
      <text:p text:style-name="P1"><text:s text:c="2"/>26 <text:s text:c="4"/>CFG_MICROTRUST_TEE_SUPPORT = 1 </text:p>
      <text:p text:style-name="P1"><text:s text:c="2"/>27 <text:s text:c="2"/>else </text:p>
      <text:p text:style-name="P1"><text:s text:c="2"/>28 <text:s text:c="4"/>CFG_MICROTRUST_TEE_SUPPORT = 0 </text:p>
      <text:p text:style-name="P1"><text:s text:c="2"/>29 <text:s text:c="2"/>endif </text:p>
      <text:p text:style-name="P1"><text:soft-page-break/><text:s text:c="2"/>30 <text:s text:c="2"/>ifeq ($(strip $(MTK_GOOGLE_TRUSTY_SUPPORT)),yes)</text:p>
      <text:p text:style-name="P1"><text:s text:c="2"/>31 <text:s text:c="4"/>CFG_GOOGLE_TRUSTY_SUPPORT = 1</text:p>
      <text:p text:style-name="P1"><text:s text:c="2"/>32 <text:s text:c="2"/>else</text:p>
      <text:p text:style-name="P1"><text:s text:c="2"/>33 <text:s text:c="4"/>CFG_GOOGLE_TRUSTY_SUPPORT = 0</text:p>
      <text:p text:style-name="P1"><text:s text:c="2"/>34 <text:s text:c="2"/>endif</text:p>
      <text:p text:style-name="P1"><text:s text:c="2"/>35 <text:s text:c="2"/>ifeq ($(strip $(TRUSTKERNEL_TEE_SUPPORT)),yes)</text:p>
      <text:p text:style-name="P1"><text:s text:c="2"/>36 <text:s text:c="4"/>CFG_TRUSTKERNEL_TEE_SUPPORT = 1</text:p>
      <text:p text:style-name="P1"><text:s text:c="2"/>37 <text:s text:c="4"/>CFG_TRUSTKERNEL_TEE_SDRPMB_SUPPORT = 1</text:p>
      <text:p text:style-name="P1"><text:s text:c="2"/>38 <text:s text:c="2"/>else</text:p>
      <text:p text:style-name="P1"><text:s text:c="2"/>39 <text:s text:c="4"/>CFG_TRUSTKERNEL_TEE_SUPPORT = 0</text:p>
      <text:p text:style-name="P1"><text:s text:c="2"/>40 <text:s text:c="4"/>CFG_TRUSTKERNEL_TEE_SDRPMB_SUPPORT = 0</text:p>
      <text:p text:style-name="P1"><text:s text:c="2"/>41 <text:s text:c="2"/>endif</text:p>
      <text:p text:style-name="P1"><text:s text:c="2"/>42 </text:p>
      <text:p text:style-name="P1"><text:s text:c="2"/>43 else</text:p>
      <text:p text:style-name="P1"><text:s text:c="2"/>44 <text:s text:c="2"/>CFG_TEE_SUPPORT = 0</text:p>
      <text:p text:style-name="P1"><text:s text:c="2"/>45 <text:s text:c="2"/>CFG_TRUSTONIC_TEE_SUPPORT = 0</text:p>
      <text:p text:style-name="P1"><text:s text:c="2"/>46 <text:s text:c="2"/>CFG_MICROTRUST_TEE_SUPPORT = 0</text:p>
      <text:p text:style-name="P1"><text:s text:c="2"/>47 <text:s text:c="2"/>CFG_GOOGLE_TRUSTY_SUPPORT = 0</text:p>
      <text:p text:style-name="P1"><text:s text:c="2"/>48 <text:s text:c="2"/>CFG_TRUSTKERNEL_TEE_SUPPORT = 0</text:p>
      <text:p text:style-name="P1"><text:s text:c="2"/>49 <text:s text:c="2"/>CFG_TRUSTKERNEL_TEE_SDRPMB_SUPPORT = 0</text:p>
      <text:p text:style-name="P1"><text:s text:c="2"/>50 endif</text:p>
      <text:p text:style-name="P1"><text:s text:c="2"/>51 $(warning CFG_TEE_SUPPORT=$(CFG_TEE_SUPPORT)) </text:p>
      <text:p text:style-name="P1"><text:s text:c="2"/>52 $(warning CFG_TRUSTONIC_TEE_SUPPORT=$(CFG_TRUSTONIC_TEE_SUPPORT))</text:p>
      <text:p text:style-name="P1"><text:s text:c="2"/>53 $(warning CFG_MICROTRUST_TEE_SUPPORT=$(CFG_MICROTRUST_TEE_SUPPORT))</text:p>
      <text:p text:style-name="P1"><text:s text:c="2"/>54 $(warning CFG_GOOGLE_TRUSTY_SUPPORT=$(CFG_GOOGLE_TRUSTY_SUPPORT))</text:p>
      <text:p text:style-name="P1"><text:s text:c="2"/>55 $(warning CFG_TRUSTKERNEL_TEE_SUPPORT =$(CFG_TRUSTKERNEL_TEE_SUPPORT))</text:p>
      <text:p text:style-name="P1"><text:s text:c="2"/>56 $(warning CFG_TRUSTKERNEL_TEE_SDRPMB_SUPPORT=$(CFG_TRUSTKERNEL_TEE_SDRPMB_SUPPORT))</text:p>
      <text:p text:style-name="P1"><text:s/>preloader.patch </text:p>
      <text:p text:style-name="P1"><text:s text:c="2"/>custom/k50v1_64/k50v1_64.mk </text:p>
      <text:p text:style-name="P1"><text:s text:c="2"/>export 宏条件CFG_GOOGLE_TRUSTY_SUPPORT 加上 </text:p>
      <text:p text:style-name="P1"><text:s/>b/platform/mt6755/src/security/trustzone/tz_init.c </text:p>
      <text:p text:style-name="P1"><text:s/>445 +#elif CFG_TRUSTKERNEL_TEE_SUPPORT</text:p>
      <text:p text:style-name="P1"><text:s/>446 + <text:s text:c="3"/>DBG_MSG("%s Generate rpmb key with seclib\n", MOD);</text:p>
      <text:p text:style-name="P1"><text:s/>447 + <text:s text:c="2"/>//tkcore_key_param_prepare(TEE_BOOT_ARG_ADDR, rpmb_key, 32);</text:p>
      <text:p text:style-name="P1"><text:s/>448 + <text:s text:c="2"/>`(TEE_BOOT_ARG_ADDR, rpmb_key, 32);</text:p>
      <text:p text:style-name="P1"><text:s/>449 + <text:s text:c="3"/>/* only useful for non-ATF platform */</text:p>
      <text:p text:style-name="P1"><text:s/>450 + <text:s text:c="3"/>tkcore_boot_param_prepare_nwbootargs(TEE_BOOT_ARG_ADDR, 0U, 0U);</text:p>
      <text:p text:style-name="P1"><text:s/>451 +</text:p>
      <text:p text:style-name="P1"><text:s/>452 +#if CFG_TRUSTKERNEL_TEE_SDRPMB_SUPPORT</text:p>
      <text:p text:style-name="P1"><text:s/>453 + <text:s text:c="3"/>tkcore_boot_sdrpmb_init_finish(TEE_BOOT_ARG_ADDR);</text:p>
      <text:p text:style-name="P1"><text:s/>454 +#endif</text:p>
      <text:p text:style-name="P1"><text:s/>//根据规则 证书申请 </text:p>
      <text:p text:style-name="P1"><text:s/>URL：https://oss.trustkernel.com/project/add</text:p>
      <text:p text:style-name="P1"><text:s/>密码: 1qaz!QAZ </text:p>
      <text:p text:style-name="P1"><text:s/>email</text:p>
      <text:p text:style-name="P1"><text:s/></text:p>
      <text:p text:style-name="P1"><text:s/>BSM:</text:p>
      <text:p text:style-name="P1"><text:s/>项目名：y41m_1g</text:p>
      <text:p text:style-name="P1"><text:s/>品牌名</text:p>
      <text:p text:style-name="P1"><text:soft-page-break/><text:s/>ruiou <text:s/></text:p>
      <text:p text:style-name="P1"><text:s/>型号名</text:p>
      <text:p text:style-name="P1"><text:s text:c="2"/>y41m_1g</text:p>
      <text:p text:style-name="P1"><text:s/>平台名</text:p>
      <text:p text:style-name="P1"><text:s/>mt6737m </text:p>
      <text:p text:style-name="P1"><text:s/>cat out/target/product/y41m_1g/system/build.prop | grep -E "brand|model|platform"</text:p>
      <text:p text:style-name="P1"><text:s/>- ro.product.model=y41m_1g</text:p>
      <text:p text:style-name="P1"><text:s/>- ro.product.brand=ruiou</text:p>
      <text:p text:style-name="P1"><text:s/>ro.fota.platform=MTK6739_8.1</text:p>
      <text:p text:style-name="P1"><text:s/>wzh@buildsrv1:~/project/mt6739o1$ cat out/target/product/y41m_1g/vendor/build.prop | grep -E "brand|model|platform"</text:p>
      <text:p text:style-name="P1"><text:s/>- ro.board.platform=mt6737m</text:p>
      <text:p text:style-name="P1"><text:s/>ro.vendor.product.model=NEON PLUS</text:p>
      <text:p text:style-name="P1"><text:s/>ro.vendor.product.brand=SFC</text:p>
      <text:p text:style-name="P1"><text:s/>ro.macro.bt_model=NEON PLUS</text:p>
      <text:p text:style-name="P1"><text:s/>ro.mediatek.platform=MT6737M</text:p>
      <text:p text:style-name="P1"><text:s text:c="3"/></text:p>
      <text:p text:style-name="P1"><text:s/>邮箱 </text:p>
      <text:p text:style-name="P1"><text:s/>密码：2wsx@WSX </text:p>
      <text:p text:style-name="P1"><text:s/>meta patch </text:p>
      <text:p text:style-name="P1"><text:s/>应用目录：vendor/mediatek/proprietary/hardware/meta/common</text:p>
      <text:p text:style-name="P1"><text:s/>patch目录：/vendor/mediatek/proprietary/trustzone/trustkernel/source/bsp/platform/common/meta</text:p>
      <text:p text:style-name="P1"><text:s/>cp 文件inc 和 src</text:p>
      <text:p text:style-name="P1"><text:s/>修改cpp 文件的内容：</text:p>
      <text:p text:style-name="P1"><text:s/>#ifdef TRUSTKERNEL_TEE_META</text:p>
      <text:p text:style-name="P1"><text:s text:c="5"/>free(peer_buf); <text:s text:c="11"/>//前面如果memset(0),</text:p>
      <text:p text:style-name="P1"><text:s text:c="5"/>peer_buf = (char*)malloc(pFrm-&gt;peerLen()); //开辟内存</text:p>
      <text:p text:style-name="P1"><text:s text:c="5"/>memcpy(peer_buf, pFrm-&gt;peerBuf(), pFrm-&gt;peerLen()); //文件没有这两句话要将上</text:p>
      <text:p text:style-name="P1"><text:s text:c="5"/>peer_buff_size = pFrm-&gt;peerLen();</text:p>
      <text:p text:style-name="P1"><text:s/>有指纹的手机先屏蔽指纹的 </text:p>
      <text:p text:style-name="P1"><text:s/>屏蔽指纹：/kernel-4.4/drivers/input/Makefile 注释掉：#obj-$(CONFIG_MTK_FINGERPRINT_SUPPORT) <text:s/>+= fingerprint/ </text:p>
      <text:p text:style-name="P1"><text:s/>make error1 pyton 脚本注释掉 </text:p>
      <text:p text:style-name="P1"><text:s/>vendor/mediatek/proprietary/trustzone/trustkernel/source/build/copy_vendor_ta.mk:9: *** vendor/mediatek/proprietary/trustzone/trustkernel/source/ta/vendor/d3998/5b9e0e41-2636-11e1-ad9e0002a5d5c51b.ta CANNOT be verified!!!. <text:s/>Stop.</text:p>
      <text:p text:style-name="P1"><text:s/>脚本目录：vim vendor/mediatek/proprietary/trustzone/trustkernel/source/build/copy_vendor_ta.mk</text:p>
      <text:p text:style-name="P1"><text:s/>make error 2 android 8 <text:s/></text:p>
      <text:p text:style-name="P1"><text:s/>rm -rf trustzone/ tee.img</text:p>
      <text:p text:style-name="P1"><text:s/>ninja: error: mkdir(out/target/product/d3998/system/vendor/etc): No such file or directory</text:p>
      <text:p text:style-name="P1"><text:s/>ninja: build stopped: .</text:p>
      <text:p text:style-name="P1"><text:s/>16:55:45 ninja failed with: exit status 1</text:p>
      <text:p text:style-name="P1"><text:s/>vendor/mediatek/proprietary/trustzone/trustkernel/source/bsp/platform/common/scripts/device_trustkernel.mk</text:p>
      <text:p text:style-name="P1"><text:s/>content：</text:p>
      <text:p text:style-name="P1"><text:s/># Android configuration files</text:p>
      <text:p text:style-name="P1"><text:s/>PRODUCT_COPY_FILES += vendor/mediatek/proprietary/trustzone/trustkernel/source/bsp/platform/common/scripts/$(TRUSTKERNEL_RC):/system/vendor/etc/init/trustkernel.rc <text:s text:c="2"/></text:p>
      <text:p text:style-name="P1"><text:soft-page-break/><text:s/>修改system/vendor--&gt; vendor 8以上就时vendor目录了 </text:p>
      <text:p text:style-name="P1"><text:s/>有kebox的情况下要拷贝</text:p>
      <text:p text:style-name="P1">array.c</text:p>
      <text:p text:style-name="P1">array.c </text:p>
      <text:p text:style-name="P1"><text:s/></text:p>
      <text:p text:style-name="P1"><text:s text:c="2"/>目录：vendor/mediatek/proprietary/trustzone/trustkernel/source/build/k50v1 </text:p>
      <text:p text:style-name="P1"><text:s/></text:p>
      <text:p text:style-name="P1"><text:s/></text:p>
      <text:p text:style-name="P1"><text:s text:c="2"/></text:p>
      <text:p text:style-name="P1"><text:s/></text:p>
      <text:p text:style-name="P1"><text:s/></text:p>
      <text:p text:style-name="P1"><text:s/></text:p>
      <text:p text:style-name="P1"><text:s text:c="2"/>开机查看log </text:p>
      <text:p text:style-name="P1"><text:s/></text:p>
      <text:p text:style-name="P1"><text:s/></text:p>
      <text:p text:style-name="P1"><text:s text:c="2"/>adb wait-for-device; adb logcat | tee logcat-09231807.log</text:p>
      <text:p text:style-name="P1"><text:s text:c="2"/></text:p>
      <text:p text:style-name="P1"><text:s/></text:p>
      <text:p text:style-name="P1"><text:s/></text:p>
      <text:p text:style-name="P1"><text:s text:c="2"/></text:p>
      <text:p text:style-name="P1"><text:s text:c="2"/></text:p>
      <text:p text:style-name="P1"><text:s/></text:p>
      <text:p text:style-name="P1"><text:s/></text:p>
      <text:p text:style-name="P1"><text:s text:c="2"/>保存 minicom 日志</text:p>
      <text:p text:style-name="P1"><text:s text:c="2"/></text:p>
      <text:p text:style-name="P1"><text:s text:c="2"/></text:p>
      <text:p text:style-name="P1"><text:s text:c="3"/>$ sudo minicom –C minicom.log </text:p>
      <text:p text:style-name="P1"><text:s text:c="2"/></text:p>
      <text:p text:style-name="P1"><text:s text:c="2"/></text:p>
      <text:p text:style-name="P1"><text:s text:c="3"/></text:p>
      <text:p text:style-name="P1"><text:s text:c="2"/></text:p>
      <text:p text:style-name="P1"><text:s text:c="2"/></text:p>
      <text:p text:style-name="P1"><text:s text:c="2"/></text:p>
      <text:p text:style-name="P1"><text:s text:c="3"/>开关目录：6 </text:p>
      <text:p text:style-name="P1"><text:s text:c="2"/></text:p>
      <text:p text:style-name="P1"><text:s text:c="2"/></text:p>
      <text:p text:style-name="P1"><text:s text:c="4"/></text:p>
      <text:p text:style-name="P1"><text:s text:c="3"/></text:p>
      <text:p text:style-name="P1"><text:s text:c="5"/>device/sagetel/sr6737_we_n/ProjectConfig.mk</text:p>
      <text:p text:style-name="P1"><text:s text:c="3"/></text:p>
      <text:p text:style-name="P1"><text:s text:c="3"/></text:p>
      <text:p text:style-name="P1"><text:s text:c="4"/>kernel-3.18/arch/arm/configs/sr6737_we_n_debug_defconfig</text:p>
      <text:p text:style-name="P1"><text:s text:c="3"/></text:p>
      <text:p text:style-name="P1"><text:s text:c="3"/></text:p>
      <text:p text:style-name="P1"><text:s text:c="4"/>kernel-3.18/arch/arm/configs/sr6737_we_n_defconfig</text:p>
      <text:p text:style-name="P1"><text:s text:c="3"/></text:p>
      <text:p text:style-name="P1"><text:s text:c="3"/></text:p>
      <text:p text:style-name="P1"><text:s text:c="4"/>vendor/mediatek/proprietary/bootable/bootloader/preloader/platform/mt6735/default.mak</text:p>
      <text:p text:style-name="P1"><text:s text:c="3"/></text:p>
      <text:p text:style-name="P1"><text:s text:c="3"/></text:p>
      <text:p text:style-name="P1"><text:s text:c="4"/>vendor/mediatek/proprietary/bootable/bootloader/preloader/custom/sr6737_we_n/cust_bldr.mak</text:p>
      <text:p text:style-name="P1"><text:s text:c="3"/></text:p>
      <text:p text:style-name="P1"><text:soft-page-break/><text:s text:c="3"/></text:p>
      <text:p text:style-name="P1"><text:s text:c="4"/>vendor/mediatek/proprietary/trustzone/custom/build/project/sr6737_we_n.mk</text:p>
      <text:p text:style-name="P1"><text:s text:c="3"/></text:p>
      <text:p text:style-name="P1"><text:s text:c="3"/></text:p>
      <text:p text:style-name="P1"><text:s text:c="3"/></text:p>
      <text:p text:style-name="P1"><text:s text:c="6"/></text:p>
      <text:p text:style-name="P1">瓶钵(TrustKernel)TEE移植介绍.docx</text:p>
      <text:p text:style-name="P1"><text:s/></text:p>
      <text:p text:style-name="P1"><text:s text:c="3"/></text:p>
      <text:p text:style-name="P1"><text:s text:c="3"/></text:p>
      <text:p text:style-name="P1"><text:s text:c="5"/></text:p>
      <text:p text:style-name="P1"><text:s text:c="4"/></text:p>
      <text:p text:style-name="P1"><text:s text:c="5"/></text:p>
      <text:p text:style-name="P1"/>
      <text:p text:style-name="P1"><text:s text:c="10"/></text:p>
      <text:p text:style-name="P1"/>
      <text:p text:style-name="P1"><text:s text:c="8"/>Linux系统位数影响 </text:p>
      <text:p text:style-name="P1"><text:s text:c="6"/></text:p>
      <text:p text:style-name="P1"><text:s text:c="5"/></text:p>
      <text:p text:style-name="P1"><text:s text:c="4"/></text:p>
      <text:p text:style-name="P1"><text:s text:c="3"/></text:p>
      <text:p text:style-name="P1"><text:s text:c="3"/></text:p>
      <text:p text:style-name="P1"><text:s text:c="4"/></text:p>
      <text:p text:style-name="P1"><text:s text:c="5"/>如果移植的项目间系统位数发生变化，如下文件有细微差别： </text:p>
      <text:p text:style-name="P1"><text:s text:c="4"/></text:p>
      <text:p text:style-name="P1"><text:s text:c="4"/></text:p>
      <text:p text:style-name="P1"><text:s text:c="5"/>对于32位系统： </text:p>
      <text:p text:style-name="P1"><text:s text:c="4"/></text:p>
      <text:p text:style-name="P1"><text:s text:c="4"/></text:p>
      <text:p text:style-name="P1"><text:s text:c="5"/></text:p>
      <text:p text:style-name="P1"/>
      <text:p text:style-name="P1"><text:s text:c="10"/></text:p>
      <text:p text:style-name="P1"/>
      <text:p text:style-name="P1"><text:s text:c="7"/>使用kernel-3.18/arch/arm目录下提及的修改文件 </text:p>
      <text:p text:style-name="P1"><text:s text:c="6"/></text:p>
      <text:p text:style-name="P1"><text:s text:c="5"/></text:p>
      <text:p text:style-name="P1"><text:s text:c="5"/></text:p>
      <text:p text:style-name="P1"/>
      <text:p text:style-name="P1"><text:s text:c="10"/></text:p>
      <text:p text:style-name="P1"/>
      <text:p text:style-name="P1"><text:s text:c="7"/>vendor/mediatek/proprietary/trustzone/trustkernel/source/bsp/platform/common/scripts/device_trustkernel.mk </text:p>
      <text:p text:style-name="P1"><text:s text:c="6"/></text:p>
      <text:p text:style-name="P1"><text:s text:c="5"/></text:p>
      <text:p text:style-name="P1"><text:s text:c="4"/></text:p>
      <text:p text:style-name="P1"><text:s text:c="4"/></text:p>
      <text:p text:style-name="P1"><text:s text:c="5"/>中要确保定义的所有拷贝到/system/bin/动作的文件来源是32位的，如 </text:p>
      <text:p text:style-name="P1"><text:s text:c="4"/></text:p>
      <text:p text:style-name="P1"><text:s text:c="4"/></text:p>
      <text:p text:style-name="P1"><text:s text:c="5"/>PRODUCT_COPY_FILES += </text:p>
      <text:p text:style-name="P1"><text:s text:c="4"/></text:p>
      <text:p text:style-name="P1"><text:soft-page-break/><text:s text:c="4"/></text:p>
      <text:p text:style-name="P1"><text:s text:c="5"/>vendor/mediatek/proprietary/trustzone/trustkernel/source/client/libs/armeabi-v7a/teed:system/bin/teed </text:p>
      <text:p text:style-name="P1"><text:s text:c="4"/></text:p>
      <text:p text:style-name="P1"><text:s text:c="4"/></text:p>
      <text:p text:style-name="P1"><text:s text:c="5"/>是正确的。 </text:p>
      <text:p text:style-name="P1"><text:s text:c="4"/></text:p>
      <text:p text:style-name="P1"><text:s text:c="4"/></text:p>
      <text:p text:style-name="P1"><text:s text:c="5"/></text:p>
      <text:p text:style-name="P1"><text:s text:c="4"/></text:p>
      <text:p text:style-name="P1"><text:s text:c="4"/></text:p>
      <text:p text:style-name="P1"><text:s text:c="5"/>对于64位系统： </text:p>
      <text:p text:style-name="P1"><text:s text:c="4"/></text:p>
      <text:p text:style-name="P1"><text:s text:c="4"/></text:p>
      <text:p text:style-name="P1"><text:s text:c="5"/></text:p>
      <text:p text:style-name="P1"/>
      <text:p text:style-name="P1"><text:s text:c="10"/></text:p>
      <text:p text:style-name="P1"/>
      <text:p text:style-name="P1"><text:s text:c="7"/>使用kernel-3.18/arch/arm64目录下提及的修改文件 </text:p>
      <text:p text:style-name="P1"><text:s text:c="6"/></text:p>
      <text:p text:style-name="P1"><text:s text:c="5"/></text:p>
      <text:p text:style-name="P1"><text:s text:c="5"/></text:p>
      <text:p text:style-name="P1"/>
      <text:p text:style-name="P1"><text:s text:c="10"/></text:p>
      <text:p text:style-name="P1"/>
      <text:p text:style-name="P1"><text:s text:c="7"/>vendor/mediatek/proprietary/trustzone/trustkernel/source/bsp/platform/common/scripts/device_trustkernel.mk</text:p>
      <text:p text:style-name="P1"><text:s text:c="6"/></text:p>
      <text:p text:style-name="P1"><text:s text:c="5"/></text:p>
      <text:p text:style-name="P1"><text:s text:c="4"/></text:p>
      <text:p text:style-name="P1"><text:s text:c="4"/></text:p>
      <text:p text:style-name="P1"><text:s text:c="5"/>中要确保定义的所有拷贝到/system/bin/动作的文件来源是64位的，如 </text:p>
      <text:p text:style-name="P1"><text:s text:c="4"/></text:p>
      <text:p text:style-name="P1"><text:s text:c="4"/></text:p>
      <text:p text:style-name="P1"><text:s text:c="5"/>PRODUCT_COPY_FILES +=</text:p>
      <text:p text:style-name="P1"><text:s text:c="4"/></text:p>
      <text:p text:style-name="P1"><text:s text:c="4"/></text:p>
      <text:p text:style-name="P1"><text:s text:c="5"/>vendor/mediatek/proprietary/trustzone/trustkernel/source/client/libs/arm64-v8a/teed:system/bin/teed</text:p>
      <text:p text:style-name="P1"><text:s text:c="4"/></text:p>
      <text:p text:style-name="P1"><text:s text:c="4"/></text:p>
      <text:p text:style-name="P1"><text:s text:c="5"/>是正确的。 </text:p>
      <text:p text:style-name="P1"><text:s text:c="4"/></text:p>
      <text:p text:style-name="P1"><text:s text:c="3"/></text:p>
      <text:p text:style-name="P1"><text:s text:c="2"/></text:p>
      <text:p text:style-name="P1"><text:s/></text:p>
      <text:p text:style-name="P1"><text:s text:c="2"/></text:p>
      <text:p text:style-name="P1"/>
      <text:p text:style-name="P10"><text:s/><text:span text:style-name="T25">MTK_ATF_SUPPORT = no</text:span></text:p>
      <text:p text:style-name="P51">MTK_TEE_SUPPORT = yes</text:p>
      <text:p text:style-name="P51">MTK_IN_HOUSE_TEE_SUPPORT = no</text:p>
      <text:p text:style-name="P51"><text:soft-page-break/>TRUSTONIC_TEE_SUPPORT = no</text:p>
      <text:p text:style-name="P51">MICROTRUST_TEE_SUPPORT = no</text:p>
      <text:p text:style-name="P51">TRUSTKERNEL_TEE_SUPPORT = yes</text:p>
      <text:p text:style-name="P51">MTK_GOOGLE_TRUSTY_SUPPORT = no</text:p>
      <text:p text:style-name="P51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P51">vendor/mediatek/proprietary/trustzone/custom/build/common_config.mk:15: MTK_TEE_SUPPORT has been modified: no</text:p>
      <text:p text:style-name="P51">vendor/mediatek/proprietary/trustzone/custom/build/common_config.mk:15: previous value: yes</text:p>
      <text:p text:style-name="P51">vendor/mediatek/proprietary/trustzone/custom/build/common_config.mk:22: *** The following variables have been changed: MTK_TEE_SUPPORT</text:p>
      <text:p text:style-name="P51"/>
      <text:p text:style-name="P51">vendor/mediatek/proprietary/trustzone/custom/build/project/sr6580_we_n.mk</text:p>
      <text:p text:style-name="P51">宏打开</text:p>
      <text:p text:style-name="P51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8:02:55.210986458</meta:creation-date>
    <dc:date>2018-07-20T10:10:10.893743199</dc:date>
    <meta:editing-duration>P17DT7H21M3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5" meta:paragraph-count="586" meta:word-count="2628" meta:character-count="23165" meta:non-whitespace-character-count="20891"/>
  </office:meta>
</office:document-meta>
</file>